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90000019C64FD7E89878D58E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20a297"/>
    </style:style>
    <style:style style:name="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P3" style:family="paragraph" style:parent-style-name="Standard">
      <style:paragraph-properties fo:text-align="start" style:justify-single-word="false"/>
      <style:text-properties fo:font-size="12pt" officeooo:rsid="00236d29" officeooo:paragraph-rsid="00236d29" style:font-size-asian="10.5pt" style:font-size-complex="12pt"/>
    </style:style>
    <style:style style:name="P4" style:family="paragraph" style:parent-style-name="Standard">
      <style:paragraph-properties fo:text-align="start" style:justify-single-word="false"/>
      <style:text-properties fo:font-size="12pt" officeooo:rsid="00236d29" officeooo:paragraph-rsid="0023e658" style:font-size-asian="10.5pt" style:font-size-complex="12pt"/>
    </style:style>
    <style:style style:name="P5" style:family="paragraph" style:parent-style-name="Standard">
      <style:paragraph-properties fo:text-align="start" style:justify-single-word="false"/>
      <style:text-properties fo:font-size="12pt" officeooo:rsid="0020a297" officeooo:paragraph-rsid="0020a297" style:font-size-asian="10.5pt" style:font-size-complex="12pt"/>
    </style:style>
    <style:style style:name="P6" style:family="paragraph" style:parent-style-name="Standard">
      <style:paragraph-properties fo:text-align="start" style:justify-single-word="false"/>
      <style:text-properties fo:font-size="12pt" officeooo:rsid="0023e658" officeooo:paragraph-rsid="0023e658" style:font-size-asian="10.5pt" style:font-size-complex="12pt"/>
    </style:style>
    <style:style style:name="P7" style:family="paragraph" style:parent-style-name="Standard">
      <style:paragraph-properties fo:text-align="start" style:justify-single-word="false"/>
      <style:text-properties fo:font-size="12pt" officeooo:rsid="0026f020" officeooo:paragraph-rsid="0026f020" style:font-size-asian="10.5pt" style:font-size-complex="12pt"/>
    </style:style>
    <style:style style:name="P8" style:family="paragraph" style:parent-style-name="Standard">
      <style:paragraph-properties fo:text-align="start" style:justify-single-word="false"/>
      <style:text-properties fo:font-size="12pt" fo:font-weight="normal" officeooo:rsid="00281292" officeooo:paragraph-rsid="0028129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8abcd" officeooo:paragraph-rsid="0028abcd"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c10b0" officeooo:paragraph-rsid="002c10b0"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c10b0" officeooo:paragraph-rsid="00f9736f"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ec0db" officeooo:paragraph-rsid="002ec0db"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3863a9" officeooo:paragraph-rsid="003863a9"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26f020" officeooo:paragraph-rsid="0023e658"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ec0aa8" officeooo:paragraph-rsid="00ec0aa8"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103388f" officeooo:paragraph-rsid="0103388f"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10c389c" officeooo:paragraph-rsid="010c389c"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119b0a7" officeooo:paragraph-rsid="0119b0a7"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style="normal" fo:font-weight="normal" officeooo:rsid="003a8dde" officeooo:paragraph-rsid="003a8dde"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3dddf0" officeooo:paragraph-rsid="003dddf0"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3dddf0" officeooo:paragraph-rsid="003e32e3"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fo:font-weight="normal" officeooo:rsid="0041f166" officeooo:paragraph-rsid="0041f166"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fo:font-weight="normal" officeooo:rsid="00463bcf" officeooo:paragraph-rsid="00463bcf"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fo:font-weight="normal" officeooo:rsid="004b6cd0" officeooo:paragraph-rsid="004b6cd0"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fo:font-weight="normal" officeooo:rsid="004c8b61" officeooo:paragraph-rsid="004c8b61"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fo:font-weight="normal" officeooo:rsid="005057a0" officeooo:paragraph-rsid="005057a0"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fo:font-weight="normal" officeooo:rsid="00a98fb0" officeooo:paragraph-rsid="00a98fb0"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font-style="normal" fo:font-weight="normal" officeooo:rsid="003e32e3" officeooo:paragraph-rsid="003e32e3"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size="12pt" fo:font-style="normal" fo:font-weight="normal" officeooo:rsid="00fbfbca" officeooo:paragraph-rsid="00fbfbca"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size="12pt" fo:font-style="normal" fo:font-weight="normal" officeooo:rsid="00fcdb1f" officeooo:paragraph-rsid="00fcdb1f"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32" style:family="paragraph" style:parent-style-name="Standard">
      <style:paragraph-properties fo:text-align="center" style:justify-single-word="false"/>
      <style:text-properties fo:font-size="12pt" fo:font-style="italic" fo:font-weight="normal" officeooo:rsid="0023e658" officeooo:paragraph-rsid="002ec0db" style:font-size-asian="10.5pt" style:font-style-asian="italic" style:font-weight-asian="normal" style:font-size-complex="12pt" style:font-style-complex="italic" style:font-weight-complex="normal"/>
    </style:style>
    <style:style style:name="P33" style:family="paragraph" style:parent-style-name="Standard">
      <style:paragraph-properties fo:text-align="start" style:justify-single-word="false"/>
    </style:style>
    <style:style style:name="P34" style:family="paragraph" style:parent-style-name="Standard">
      <style:paragraph-properties fo:text-align="start" style:justify-single-word="false"/>
      <style:text-properties officeooo:paragraph-rsid="009a57f4"/>
    </style:style>
    <style:style style:name="P35" style:family="paragraph" style:parent-style-name="Standard">
      <style:paragraph-properties fo:text-align="center" style:justify-single-word="false"/>
      <style:text-properties style:font-name="DejaVu Sans1" fo:font-size="22pt" officeooo:rsid="001e6a61" officeooo:paragraph-rsid="001e6a61" style:font-size-asian="19.25pt" style:font-size-complex="22pt"/>
    </style:style>
    <style:style style:name="P36" style:family="paragraph" style:parent-style-name="Standard">
      <style:paragraph-properties fo:text-align="center" style:justify-single-word="false"/>
      <style:text-properties style:font-name="DejaVu Serif1" fo:font-size="22pt" fo:font-style="italic" officeooo:rsid="001e6a61" officeooo:paragraph-rsid="001e6a61" style:font-size-asian="19.25pt" style:font-style-asian="italic" style:font-size-complex="22pt" style:font-style-complex="italic"/>
    </style:style>
    <style:style style:name="P37" style:family="paragraph" style:parent-style-name="Standard">
      <style:paragraph-properties fo:text-align="center" style:justify-single-word="false"/>
      <style:text-properties style:font-name="DejaVu Serif1" fo:font-size="22pt" officeooo:rsid="001e6a61" officeooo:paragraph-rsid="001e6a61" style:font-size-asian="19.25pt" style:font-size-complex="22pt"/>
    </style:style>
    <style:style style:name="P38" style:family="paragraph" style:parent-style-name="Standard">
      <style:paragraph-properties fo:text-align="center" style:justify-single-word="false"/>
      <style:text-properties style:font-name="DejaVu Serif1" fo:font-size="11pt" officeooo:rsid="001e6a61" officeooo:paragraph-rsid="001e6a61" style:font-size-asian="9.60000038146973pt" style:font-size-complex="11pt"/>
    </style:style>
    <style:style style:name="P39" style:family="paragraph" style:parent-style-name="Standard">
      <style:paragraph-properties fo:text-align="start" style:justify-single-word="false"/>
      <style:text-properties style:font-name="DejaVu Sans Mono"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style:font-name="DejaVu Sans Mono"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style:font-name="DejaVu Sans Mono" fo:font-size="12pt" fo:font-style="normal" fo:font-weight="normal" officeooo:rsid="00711b90" officeooo:paragraph-rsid="007d75a2"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style:font-name="DejaVu Sans Mono"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font-name="DejaVu Sans Mono"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DejaVu Sans Mono"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DejaVu Sans Mono" fo:font-size="12pt" fo:font-style="normal" fo:font-weight="normal" officeooo:rsid="00850bf6" officeooo:paragraph-rsid="00850bf6"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DejaVu Sans Mono"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DejaVu Sans Mono"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DejaVu Sans Mono"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DejaVu Sans Mono" fo:font-size="12pt" fo:font-style="normal" fo:font-weight="normal" officeooo:rsid="00846eca" officeooo:paragraph-rsid="00850bf6"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DejaVu Sans Mono"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font-name="DejaVu Sans Mono" fo:font-size="12pt" fo:font-style="normal" fo:font-weight="normal" officeooo:rsid="00ea048b" officeooo:paragraph-rsid="00ea048b"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font-name="DejaVu Sans Mono" fo:font-size="12pt" fo:font-style="normal" fo:font-weight="normal" officeooo:rsid="00ea048b" officeooo:paragraph-rsid="011bd67c"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font-name="DejaVu Sans Mono" fo:font-size="12pt" fo:font-style="normal" fo:font-weight="normal" officeooo:rsid="00834a0e" officeooo:paragraph-rsid="00825775"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font-name="DejaVu Sans Mono" fo:font-size="10.5pt" fo:font-style="normal" fo:font-weight="normal" officeooo:rsid="005057a0" officeooo:paragraph-rsid="005057a0" style:font-size-asian="10.5pt" style:font-style-asian="normal" style:font-weight-asian="normal" style:font-size-complex="10.5pt" style:font-style-complex="normal" style:font-weight-complex="normal"/>
    </style:style>
    <style:style style:name="P55" style:family="paragraph" style:parent-style-name="Standard">
      <style:paragraph-properties fo:text-align="start" style:justify-single-word="false"/>
      <style:text-properties style:font-name="DejaVu Sans Mono" fo:font-size="8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style:font-name="DejaVu Sans Mono" fo:font-size="8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style:font-name="DejaVu Sans Mono"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style:font-name="DejaVu Sans Mono" fo:font-size="8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style:font-name="DejaVu Sans Mono" fo:font-size="8pt" fo:font-style="normal" fo:font-weight="normal" officeooo:rsid="005057a0" officeooo:paragraph-rsid="005057a0"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style:font-name="Liberation Serif" fo:font-size="12pt" fo:font-style="normal" fo:font-weight="normal" officeooo:rsid="006227f9" officeooo:paragraph-rsid="006227f9"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style:font-name="Liberation Serif" fo:font-size="12pt" fo:font-style="normal" fo:font-weight="normal" officeooo:rsid="006ac684" officeooo:paragraph-rsid="006ac684"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style:font-name="Liberation Serif"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style:font-name="Liberation Serif"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font-name="Liberation Serif" fo:font-size="12pt" fo:font-style="normal" fo:font-weight="normal" officeooo:rsid="0073f1ab" officeooo:paragraph-rsid="0073f1ab"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font-name="Liberation Serif" fo:font-size="12pt" fo:font-style="normal" fo:font-weight="normal" officeooo:rsid="00513616" officeooo:paragraph-rsid="00513616"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font-name="Liberation Serif" fo:font-size="12pt" fo:font-style="normal" fo:font-weight="normal" officeooo:rsid="00533fbd" officeooo:paragraph-rsid="00533fbd"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font-name="Liberation Serif" fo:font-size="12pt" fo:font-style="normal" fo:font-weight="normal" officeooo:rsid="00620274" officeooo:paragraph-rsid="00533fbd"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font-name="Liberation Serif"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font-name="Liberation Serif"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Liberation Serif"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Liberation Serif" fo:font-size="12pt" fo:font-style="normal" fo:font-weight="normal" officeooo:rsid="0083b8ec" officeooo:paragraph-rsid="00850bf6"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font-name="Liberation Serif" fo:font-size="12pt" fo:font-style="normal" fo:font-weight="normal" officeooo:rsid="0083b8ec" officeooo:paragraph-rsid="00837686"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font-name="Liberation Serif" fo:font-size="12pt" fo:font-style="normal" fo:font-weight="normal" officeooo:rsid="0080e994" officeooo:paragraph-rsid="0080e994"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font-name="Liberation Serif" fo:font-size="12pt" fo:font-style="normal" fo:font-weight="normal" officeooo:rsid="00837686" officeooo:paragraph-rsid="00837686"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font-name="Liberation Serif"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font-name="Liberation Serif" fo:font-size="12pt" fo:font-style="normal" fo:font-weight="normal" officeooo:rsid="0085dfac" officeooo:paragraph-rsid="0085dfac"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font-name="Liberation Serif" fo:font-size="12pt" fo:font-style="normal" fo:font-weight="normal" officeooo:rsid="005057a0" officeooo:paragraph-rsid="00914624"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font-name="Liberation Serif" fo:font-size="12pt" fo:font-style="normal" fo:font-weight="normal" officeooo:rsid="00759886" officeooo:paragraph-rsid="00759886"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style:font-name="Liberation Serif" fo:font-size="12pt" fo:font-style="normal" fo:font-weight="normal" officeooo:rsid="00958a1e" officeooo:paragraph-rsid="0093a45f"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style:font-name="Liberation Serif" fo:font-size="12pt" fo:font-style="normal" fo:font-weight="normal" officeooo:rsid="00958a1e" officeooo:paragraph-rsid="00958a1e"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style:font-name="Liberation Serif" fo:font-size="12pt" fo:font-style="normal" fo:font-weight="normal" officeooo:rsid="00958a1e" officeooo:paragraph-rsid="011bd67c"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style:font-name="Liberation Serif" fo:font-size="12pt" fo:font-style="normal" fo:font-weight="normal" officeooo:rsid="0093a45f" officeooo:paragraph-rsid="0093a45f"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style:font-name="Liberation Serif" fo:font-size="12pt" fo:font-style="normal" fo:font-weight="normal" officeooo:rsid="00984e04" officeooo:paragraph-rsid="00984e04"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style:font-name="Liberation Serif" fo:font-size="12pt" fo:font-style="normal" fo:font-weight="normal" officeooo:rsid="0098c3c5" officeooo:paragraph-rsid="0098c3c5"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style:font-name="Liberation Serif" fo:font-size="12pt" fo:font-style="normal" fo:font-weight="normal" officeooo:rsid="0098c3c5" officeooo:paragraph-rsid="0098dc0a"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style:font-name="Liberation Serif" fo:font-size="12pt" fo:font-style="normal" fo:font-weight="normal" officeooo:rsid="009665a5" officeooo:paragraph-rsid="00958a1e"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style:font-name="Liberation Serif" fo:font-size="12pt" fo:font-style="normal" fo:font-weight="normal" officeooo:rsid="009665a5" officeooo:paragraph-rsid="00984e04"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style:font-name="Liberation Serif" fo:font-size="12pt" fo:font-style="normal" fo:font-weight="normal" officeooo:rsid="009665a5" officeooo:paragraph-rsid="009665a5"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style:font-name="Liberation Serif"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style:font-name="Liberation Serif" fo:font-size="12pt" fo:font-style="normal" fo:font-weight="normal" officeooo:rsid="00ce51fa" officeooo:paragraph-rsid="00ce51fa"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style:font-name="Liberation Serif" fo:font-size="12pt" fo:font-style="normal" fo:font-weight="normal" officeooo:rsid="00ea048b" officeooo:paragraph-rsid="00ea048b"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style:font-name="Liberation Serif" fo:font-size="12pt" fo:font-style="normal" fo:font-weight="normal" officeooo:rsid="00f56f5b" officeooo:paragraph-rsid="00f56f5b"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style:text-properties style:font-name="Liberation Serif" fo:font-size="12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97" style:family="paragraph" style:parent-style-name="Standard">
      <style:paragraph-properties fo:text-align="start" style:justify-single-word="false"/>
      <style:text-properties style:font-name="Liberation Serif" fo:font-size="12pt" fo:font-style="normal" fo:font-weight="normal" officeooo:rsid="0089e7ed" officeooo:paragraph-rsid="0089e7ed" style:font-size-asian="8pt" style:font-style-asian="normal" style:font-weight-asian="normal" style:font-size-complex="8pt" style:font-style-complex="normal" style:font-weight-complex="normal"/>
    </style:style>
    <style:style style:name="P98" style:family="paragraph" style:parent-style-name="Standard">
      <style:paragraph-properties fo:text-align="start" style:justify-single-word="false"/>
      <style:text-properties style:font-name="Liberation Serif" fo:font-size="12pt" fo:font-style="normal" fo:font-weight="normal" officeooo:rsid="0089e7ed" officeooo:paragraph-rsid="008f6168" style:font-size-asian="8pt" style:font-style-asian="normal" style:font-weight-asian="normal" style:font-size-complex="8pt" style:font-style-complex="normal" style:font-weight-complex="normal"/>
    </style:style>
    <style:style style:name="P99" style:family="paragraph" style:parent-style-name="Standard">
      <style:paragraph-properties fo:text-align="start" style:justify-single-word="false"/>
      <style:text-properties style:font-name="Liberation Serif" fo:font-size="12pt" fo:font-style="normal" fo:font-weight="normal" officeooo:rsid="008b5ac0" officeooo:paragraph-rsid="008b5ac0" style:font-size-asian="8pt" style:font-style-asian="normal" style:font-weight-asian="normal" style:font-size-complex="8pt" style:font-style-complex="normal" style:font-weight-complex="normal"/>
    </style:style>
    <style:style style:name="P100" style:family="paragraph" style:parent-style-name="Standard">
      <style:paragraph-properties fo:text-align="start" style:justify-single-word="false"/>
      <style:text-properties style:font-name="Liberation Serif" fo:font-size="12pt" fo:font-style="normal" fo:font-weight="normal" officeooo:rsid="008f6168" officeooo:paragraph-rsid="008f6168" style:font-size-asian="8pt" style:font-style-asian="normal" style:font-weight-asian="normal" style:font-size-complex="8pt" style:font-style-complex="normal" style:font-weight-complex="normal"/>
    </style:style>
    <style:style style:name="P101" style:family="paragraph" style:parent-style-name="Standard">
      <style:paragraph-properties fo:text-align="start" style:justify-single-word="false"/>
      <style:text-properties style:font-name="Liberation Serif" fo:font-size="12pt" fo:font-style="normal" fo:font-weight="normal" officeooo:rsid="008a5efe" officeooo:paragraph-rsid="008f6168" style:font-size-asian="8pt" style:font-style-asian="normal" style:font-weight-asian="normal" style:font-size-complex="8pt" style:font-style-complex="normal" style:font-weight-complex="normal"/>
    </style:style>
    <style:style style:name="P102" style:family="paragraph" style:parent-style-name="Standard">
      <style:paragraph-properties fo:text-align="start" style:justify-single-word="false"/>
      <style:text-properties style:font-name="Liberation Serif" fo:font-size="12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103" style:family="paragraph" style:parent-style-name="Standard">
      <style:paragraph-properties fo:text-align="start" style:justify-single-word="false"/>
      <style:text-properties style:font-name="Liberation Serif" fo:font-size="12pt" fo:font-style="normal" fo:font-weight="normal" officeooo:rsid="00b42438" officeooo:paragraph-rsid="00b42438" style:font-size-asian="8pt" style:font-style-asian="normal" style:font-weight-asian="normal" style:font-size-complex="8pt" style:font-style-complex="normal" style:font-weight-complex="normal"/>
    </style:style>
    <style:style style:name="P104" style:family="paragraph" style:parent-style-name="Standard">
      <style:paragraph-properties fo:text-align="start" style:justify-single-word="false"/>
      <style:text-properties style:font-name="Liberation Serif" fo:font-size="12pt" fo:font-style="normal" fo:font-weight="normal" officeooo:rsid="00b2218f" officeooo:paragraph-rsid="00b2218f" style:font-size-asian="8pt" style:font-style-asian="normal" style:font-weight-asian="normal" style:font-size-complex="8pt" style:font-style-complex="normal" style:font-weight-complex="normal"/>
    </style:style>
    <style:style style:name="P105" style:family="paragraph" style:parent-style-name="Standard">
      <style:paragraph-properties fo:text-align="start" style:justify-single-word="false"/>
      <style:text-properties style:font-name="Liberation Serif" fo:font-size="12pt" fo:font-style="normal" fo:font-weight="normal" officeooo:rsid="00bec012" officeooo:paragraph-rsid="00bec012" style:font-size-asian="8pt" style:font-style-asian="normal" style:font-weight-asian="normal" style:font-size-complex="8pt" style:font-style-complex="normal" style:font-weight-complex="normal"/>
    </style:style>
    <style:style style:name="P106" style:family="paragraph" style:parent-style-name="Standard">
      <style:paragraph-properties fo:text-align="start" style:justify-single-word="false"/>
      <style:text-properties style:font-name="Liberation Serif" fo:font-size="12pt" fo:font-style="normal" fo:font-weight="normal" officeooo:rsid="00d293e7" officeooo:paragraph-rsid="00df1a05"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style:font-name="Liberation Serif" fo:font-size="12pt" fo:font-style="normal" fo:font-weight="normal" officeooo:rsid="00d293e7" officeooo:paragraph-rsid="00d293e7" style:font-size-asian="8pt" style:font-style-asian="normal" style:font-weight-asian="normal" style:font-size-complex="8pt" style:font-style-complex="normal" style:font-weight-complex="normal"/>
    </style:style>
    <style:style style:name="P108" style:family="paragraph" style:parent-style-name="Standard">
      <style:paragraph-properties fo:text-align="start" style:justify-single-word="false"/>
      <style:text-properties style:font-name="Liberation Serif" fo:font-size="12pt" fo:font-style="normal" fo:font-weight="normal" officeooo:rsid="00df1a05" officeooo:paragraph-rsid="00df1a05" style:font-size-asian="8pt" style:font-style-asian="normal" style:font-weight-asian="normal" style:font-size-complex="8pt" style:font-style-complex="normal" style:font-weight-complex="normal"/>
    </style:style>
    <style:style style:name="P109" style:family="paragraph" style:parent-style-name="Standard">
      <style:paragraph-properties fo:text-align="start" style:justify-single-word="false"/>
      <style:text-properties style:font-name="Liberation Serif" fo:font-size="12pt" fo:font-style="normal" fo:font-weight="normal" officeooo:rsid="00d47204" officeooo:paragraph-rsid="00d293e7" style:font-size-asian="8pt" style:font-style-asian="normal" style:font-weight-asian="normal" style:font-size-complex="8pt" style:font-style-complex="normal" style:font-weight-complex="normal"/>
    </style:style>
    <style:style style:name="P110" style:family="paragraph" style:parent-style-name="Standard">
      <style:paragraph-properties fo:text-align="start" style:justify-single-word="false"/>
      <style:text-properties style:font-name="Liberation Serif" fo:font-size="12pt" fo:font-style="normal" fo:font-weight="normal" officeooo:rsid="00d70db3" officeooo:paragraph-rsid="00d70db3" style:font-size-asian="8pt" style:font-style-asian="normal" style:font-weight-asian="normal" style:font-size-complex="8pt" style:font-style-complex="normal" style:font-weight-complex="normal"/>
    </style:style>
    <style:style style:name="P111" style:family="paragraph" style:parent-style-name="Standard">
      <style:paragraph-properties fo:text-align="start" style:justify-single-word="false"/>
      <style:text-properties style:font-name="Liberation Serif" fo:font-size="12pt" fo:font-style="normal" fo:font-weight="normal" officeooo:rsid="00d8ccd7" officeooo:paragraph-rsid="00d70db3" style:font-size-asian="8pt" style:font-style-asian="normal" style:font-weight-asian="normal" style:font-size-complex="8pt" style:font-style-complex="normal" style:font-weight-complex="normal"/>
    </style:style>
    <style:style style:name="P112" style:family="paragraph" style:parent-style-name="Standard">
      <style:paragraph-properties fo:text-align="start" style:justify-single-word="false"/>
      <style:text-properties style:font-name="Liberation Serif" fo:font-size="12pt" fo:font-style="normal" fo:font-weight="bold" officeooo:rsid="00533fbd" officeooo:paragraph-rsid="00533fbd" style:font-size-asian="10.5pt" style:font-style-asian="normal" style:font-weight-asian="bold" style:font-size-complex="12pt" style:font-style-complex="normal" style:font-weight-complex="bold"/>
    </style:style>
    <style:style style:name="P113" style:family="paragraph" style:parent-style-name="Standard">
      <style:paragraph-properties fo:text-align="start" style:justify-single-word="false"/>
      <style:text-properties style:font-name="Liberation Serif" fo:font-size="12pt" fo:font-style="normal" fo:font-weight="bold" officeooo:rsid="0080e994" officeooo:paragraph-rsid="0080e994" style:font-size-asian="10.5pt" style:font-style-asian="normal" style:font-weight-asian="bold" style:font-size-complex="12pt" style:font-style-complex="normal" style:font-weight-complex="bold"/>
    </style:style>
    <style:style style:name="P114" style:family="paragraph" style:parent-style-name="Standard">
      <style:paragraph-properties fo:text-align="start" style:justify-single-word="false"/>
      <style:text-properties style:font-name="Liberation Serif" fo:font-size="12pt" fo:font-style="normal" fo:font-weight="bold" officeooo:rsid="00825775" officeooo:paragraph-rsid="00825775" style:font-size-asian="10.5pt" style:font-style-asian="normal" style:font-weight-asian="bold" style:font-size-complex="12pt" style:font-style-complex="normal" style:font-weight-complex="bold"/>
    </style:style>
    <style:style style:name="P115" style:family="paragraph" style:parent-style-name="Standard">
      <style:paragraph-properties fo:text-align="start" style:justify-single-word="false"/>
      <style:text-properties style:font-name="Liberation Serif" fo:font-size="12pt" fo:font-style="normal" fo:font-weight="bold" officeooo:rsid="00837686" officeooo:paragraph-rsid="00837686" style:font-size-asian="10.5pt" style:font-style-asian="normal" style:font-weight-asian="bold" style:font-size-complex="12pt" style:font-style-complex="normal" style:font-weight-complex="bold"/>
    </style:style>
    <style:style style:name="P116" style:family="paragraph" style:parent-style-name="Standard">
      <style:paragraph-properties fo:text-align="start" style:justify-single-word="false"/>
      <style:text-properties style:font-name="Liberation Serif" fo:font-size="12pt" fo:font-style="normal" fo:font-weight="bold" officeooo:rsid="00846eca" officeooo:paragraph-rsid="00846eca" style:font-size-asian="10.5pt" style:font-style-asian="normal" style:font-weight-asian="bold" style:font-size-complex="12pt" style:font-style-complex="normal" style:font-weight-complex="bold"/>
    </style:style>
    <style:style style:name="P117" style:family="paragraph" style:parent-style-name="Standard">
      <style:paragraph-properties fo:text-align="start" style:justify-single-word="false"/>
      <style:text-properties style:font-name="Liberation Serif" fo:font-size="12pt" fo:font-style="normal" fo:font-weight="bold" officeooo:rsid="00850bf6" officeooo:paragraph-rsid="00850bf6" style:font-size-asian="10.5pt" style:font-style-asian="normal" style:font-weight-asian="bold" style:font-size-complex="12pt" style:font-style-complex="normal" style:font-weight-complex="bold"/>
    </style:style>
    <style:style style:name="P118" style:family="paragraph" style:parent-style-name="Standard">
      <style:paragraph-properties fo:text-align="start" style:justify-single-word="false"/>
      <style:text-properties style:font-name="Liberation Serif" fo:font-size="12pt" fo:font-style="normal" fo:font-weight="bold" officeooo:rsid="0093a45f" officeooo:paragraph-rsid="009b7d14" style:font-size-asian="10.5pt" style:font-style-asian="normal" style:font-weight-asian="bold" style:font-size-complex="12pt" style:font-style-complex="normal" style:font-weight-complex="bold"/>
    </style:style>
    <style:style style:name="P119" style:family="paragraph" style:parent-style-name="Standard">
      <style:paragraph-properties fo:text-align="start" style:justify-single-word="false"/>
      <style:text-properties style:font-name="Liberation Serif" fo:font-size="12pt" fo:font-style="normal" fo:font-weight="bold" officeooo:rsid="00958a1e" officeooo:paragraph-rsid="00958a1e" style:font-size-asian="10.5pt" style:font-style-asian="normal" style:font-weight-asian="bold" style:font-size-complex="12pt" style:font-style-complex="normal" style:font-weight-complex="bold"/>
    </style:style>
    <style:style style:name="P120" style:family="paragraph" style:parent-style-name="Standard">
      <style:paragraph-properties fo:text-align="start" style:justify-single-word="false"/>
      <style:text-properties style:font-name="Liberation Serif" fo:font-size="12pt" fo:font-style="normal" fo:font-weight="bold" officeooo:rsid="00958a1e" officeooo:paragraph-rsid="00984e04" style:font-size-asian="10.5pt" style:font-style-asian="normal" style:font-weight-asian="bold" style:font-size-complex="12pt" style:font-style-complex="normal" style:font-weight-complex="bold"/>
    </style:style>
    <style:style style:name="P121" style:family="paragraph" style:parent-style-name="Standard">
      <style:paragraph-properties fo:text-align="start" style:justify-single-word="false"/>
      <style:text-properties style:font-name="Liberation Serif" fo:font-size="12pt" fo:font-style="normal" fo:font-weight="bold" officeooo:rsid="009665a5" officeooo:paragraph-rsid="009665a5" style:font-size-asian="10.5pt" style:font-style-asian="normal" style:font-weight-asian="bold" style:font-size-complex="12pt" style:font-style-complex="normal" style:font-weight-complex="bold"/>
    </style:style>
    <style:style style:name="P122" style:family="paragraph" style:parent-style-name="Standard">
      <style:paragraph-properties fo:text-align="start" style:justify-single-word="false"/>
      <style:text-properties style:font-name="Liberation Serif" fo:font-size="12pt" fo:font-style="normal" fo:font-weight="bold" officeooo:rsid="00984e04" officeooo:paragraph-rsid="00984e04" style:font-size-asian="10.5pt" style:font-style-asian="normal" style:font-weight-asian="bold" style:font-size-complex="12pt" style:font-style-complex="normal" style:font-weight-complex="bold"/>
    </style:style>
    <style:style style:name="P123" style:family="paragraph" style:parent-style-name="Standard">
      <style:paragraph-properties fo:text-align="start" style:justify-single-word="false"/>
      <style:text-properties style:font-name="Liberation Serif" fo:font-size="12pt" fo:font-style="normal" fo:font-weight="bold" officeooo:rsid="00984e04" officeooo:paragraph-rsid="0098dc0a" style:font-size-asian="10.5pt" style:font-style-asian="normal" style:font-weight-asian="bold" style:font-size-complex="12pt" style:font-style-complex="normal" style:font-weight-complex="bold"/>
    </style:style>
    <style:style style:name="P124" style:family="paragraph" style:parent-style-name="Standard">
      <style:paragraph-properties fo:text-align="start" style:justify-single-word="false"/>
      <style:text-properties style:font-name="Liberation Serif" fo:font-size="12pt" fo:font-style="normal" fo:font-weight="bold" officeooo:rsid="0098c3c5" officeooo:paragraph-rsid="0098c3c5" style:font-size-asian="10.5pt" style:font-style-asian="normal" style:font-weight-asian="bold" style:font-size-complex="12pt" style:font-style-complex="normal" style:font-weight-complex="bold"/>
    </style:style>
    <style:style style:name="P125" style:family="paragraph" style:parent-style-name="Standard">
      <style:paragraph-properties fo:text-align="start" style:justify-single-word="false"/>
      <style:text-properties style:font-name="Liberation Serif" fo:font-size="12pt" fo:font-style="normal" fo:font-weight="bold" officeooo:rsid="00b40c33" officeooo:paragraph-rsid="00b40c33" style:font-size-asian="10.5pt" style:font-style-asian="normal" style:font-weight-asian="bold" style:font-size-complex="12pt" style:font-style-complex="normal" style:font-weight-complex="bold"/>
    </style:style>
    <style:style style:name="P126" style:family="paragraph" style:parent-style-name="Standard">
      <style:paragraph-properties fo:text-align="start" style:justify-single-word="false"/>
      <style:text-properties style:font-name="Liberation Serif" fo:font-size="12pt" fo:font-style="normal" fo:font-weight="bold" officeooo:rsid="00b42438" officeooo:paragraph-rsid="00b42438" style:font-size-asian="8pt" style:font-style-asian="normal" style:font-weight-asian="bold" style:font-size-complex="8pt" style:font-style-complex="normal" style:font-weight-complex="bold"/>
    </style:style>
    <style:style style:name="P127" style:family="paragraph" style:parent-style-name="Standard">
      <style:paragraph-properties fo:text-align="start" style:justify-single-word="false"/>
      <style:text-properties style:font-name="Liberation Serif" fo:font-size="12pt" fo:font-style="normal" fo:font-weight="bold" officeooo:rsid="00d293e7" officeooo:paragraph-rsid="00d293e7" style:font-size-asian="8pt" style:font-style-asian="normal" style:font-weight-asian="bold" style:font-size-complex="8pt" style:font-style-complex="normal" style:font-weight-complex="bold"/>
    </style:style>
    <style:style style:name="P128" style:family="paragraph" style:parent-style-name="Standard">
      <style:paragraph-properties fo:text-align="start" style:justify-single-word="false"/>
      <style:text-properties style:font-name="Liberation Serif" fo:font-size="12pt" fo:font-style="normal" fo:font-weight="bold" officeooo:rsid="00d293e7" officeooo:paragraph-rsid="00da92e0" style:font-size-asian="8pt" style:font-style-asian="normal" style:font-weight-asian="bold" style:font-size-complex="8pt" style:font-style-complex="normal" style:font-weight-complex="bold"/>
    </style:style>
    <style:style style:name="P129" style:family="paragraph" style:parent-style-name="Standard">
      <style:paragraph-properties fo:text-align="start" style:justify-single-word="false"/>
      <style:text-properties style:font-name="Liberation Serif" fo:font-size="12pt" fo:font-style="normal" fo:font-weight="bold" officeooo:rsid="00d293e7" officeooo:paragraph-rsid="00df1a05" style:font-size-asian="8pt" style:font-style-asian="normal" style:font-weight-asian="bold" style:font-size-complex="8pt" style:font-style-complex="normal" style:font-weight-complex="bold"/>
    </style:style>
    <style:style style:name="P130" style:family="paragraph" style:parent-style-name="Standard">
      <style:paragraph-properties fo:text-align="start" style:justify-single-word="false"/>
      <style:text-properties style:font-name="Liberation Serif" fo:font-size="12pt" fo:font-style="normal" fo:font-weight="bold" officeooo:rsid="00d70db3" officeooo:paragraph-rsid="00d70db3" style:font-size-asian="8pt" style:font-style-asian="normal" style:font-weight-asian="bold" style:font-size-complex="8pt" style:font-style-complex="normal" style:font-weight-complex="bold"/>
    </style:style>
    <style:style style:name="P131"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b7d14" style:font-size-asian="10.5pt" style:font-style-asian="normal" style:font-weight-asian="normal" style:font-size-complex="12pt" style:font-style-complex="normal" style:font-weight-complex="normal"/>
    </style:style>
    <style:style style:name="P132"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a57f4" style:font-size-asian="10.5pt" style:font-style-asian="normal" style:font-weight-asian="normal" style:font-size-complex="12pt" style:font-style-complex="normal" style:font-weight-complex="normal"/>
    </style:style>
    <style:style style:name="P133"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2310e" style:font-size-asian="10.5pt" style:font-style-asian="normal" style:font-weight-asian="normal" style:font-size-complex="12pt" style:font-style-complex="normal" style:font-weight-complex="normal"/>
    </style:style>
    <style:style style:name="P134"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4a042" style:font-size-asian="10.5pt" style:font-style-asian="normal" style:font-weight-asian="normal" style:font-size-complex="12pt" style:font-style-complex="normal" style:font-weight-complex="normal"/>
    </style:style>
    <style:style style:name="P135" style:family="paragraph" style:parent-style-name="Standard">
      <style:paragraph-properties fo:text-align="start" style:justify-single-word="false"/>
      <style:text-properties style:font-name="Liberation Serif" fo:font-size="12pt" fo:font-style="normal" style:text-underline-style="none" fo:font-weight="normal" officeooo:rsid="00a647c8" officeooo:paragraph-rsid="00a647c8" style:font-size-asian="10.5pt" style:font-style-asian="normal" style:font-weight-asian="normal" style:font-size-complex="12pt" style:font-style-complex="normal" style:font-weight-complex="normal"/>
    </style:style>
    <style:style style:name="P136" style:family="paragraph" style:parent-style-name="Standard">
      <style:paragraph-properties fo:text-align="start" style:justify-single-word="false"/>
      <style:text-properties style:font-name="Liberation Serif" fo:font-size="12pt" fo:font-style="normal" style:text-underline-style="none" fo:font-weight="bold" officeooo:rsid="00a4a042" officeooo:paragraph-rsid="00a4a042" style:font-size-asian="10.5pt" style:font-style-asian="normal" style:font-weight-asian="bold" style:font-size-complex="12pt" style:font-style-complex="normal" style:font-weight-complex="bold"/>
    </style:style>
    <style:style style:name="P137" style:family="paragraph" style:parent-style-name="Standard">
      <style:paragraph-properties fo:text-align="start" style:justify-single-word="false"/>
      <style:text-properties style:font-name="Liberation Serif"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138" style:family="paragraph" style:parent-style-name="Standard">
      <style:paragraph-properties fo:text-align="center" style:justify-single-word="false"/>
      <style:text-properties fo:font-size="16pt" fo:font-weight="bold" officeooo:rsid="0058623e" officeooo:paragraph-rsid="0058623e" style:font-size-asian="16pt" style:font-weight-asian="bold" style:font-size-complex="16pt" style:font-weight-complex="bold"/>
    </style:style>
    <style:style style:name="P139" style:family="paragraph" style:parent-style-name="Standard">
      <style:paragraph-properties fo:text-align="start" style:justify-single-word="false" fo:break-before="pag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140" style:family="paragraph" style:parent-style-name="Standard">
      <style:paragraph-properties fo:text-align="start" style:justify-single-word="false" fo:break-before="pag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141" style:family="paragraph" style:parent-style-name="Standard">
      <style:paragraph-properties fo:text-align="start" style:justify-single-word="false" fo:break-before="page"/>
      <style:text-properties style:font-name="Liberation Serif" fo:font-size="12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142" style:family="paragraph" style:parent-style-name="Standard">
      <style:paragraph-properties fo:text-align="start" style:justify-single-word="false" fo:break-before="page"/>
      <style:text-properties style:font-name="Liberation Serif" fo:font-size="12pt" fo:font-style="normal" fo:font-weight="bold" officeooo:rsid="0085dfac" officeooo:paragraph-rsid="0085dfac" style:font-size-asian="10.5pt" style:font-style-asian="normal" style:font-weight-asian="bold" style:font-size-complex="12pt" style:font-style-complex="normal" style:font-weight-complex="bold"/>
    </style:style>
    <style:style style:name="P143" style:family="paragraph" style:parent-style-name="Standard">
      <style:paragraph-properties fo:text-align="start" style:justify-single-word="false" fo:break-before="page"/>
      <style:text-properties style:font-name="Liberation Serif" fo:font-size="12pt" fo:font-style="normal" fo:font-weight="bold" officeooo:rsid="0093a45f" officeooo:paragraph-rsid="0093a45f" style:font-size-asian="10.5pt" style:font-style-asian="normal" style:font-weight-asian="bold" style:font-size-complex="12pt" style:font-style-complex="normal" style:font-weight-complex="bold"/>
    </style:style>
    <style:style style:name="P144" style:family="paragraph" style:parent-style-name="Standard">
      <style:paragraph-properties fo:text-align="start" style:justify-single-word="false" fo:break-before="page"/>
      <style:text-properties style:font-name="Liberation Serif" fo:font-size="12pt" fo:font-style="normal" fo:font-weight="bold" officeooo:rsid="008f6168" officeooo:paragraph-rsid="008f6168" style:font-size-asian="8pt" style:font-style-asian="normal" style:font-weight-asian="bold" style:font-size-complex="8pt" style:font-style-complex="normal" style:font-weight-complex="bold"/>
    </style:style>
    <style:style style:name="P145" style:family="paragraph" style:parent-style-name="Standard">
      <style:paragraph-properties fo:text-align="center" style:justify-single-word="false" fo:break-before="page"/>
      <style:text-properties fo:font-size="12pt" officeooo:rsid="0020a297" officeooo:paragraph-rsid="0020a297" style:font-size-asian="10.5pt" style:font-size-complex="12pt"/>
    </style:style>
    <style:style style:name="P146" style:family="paragraph" style:parent-style-name="Standard">
      <style:paragraph-properties fo:text-align="start" style:justify-single-word="false" fo:break-before="pag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147" style:family="paragraph" style:parent-style-name="Standard">
      <style:paragraph-properties fo:text-align="start" style:justify-single-word="false" fo:break-before="page"/>
      <style:text-properties fo:font-size="12pt" fo:font-weight="normal" officeooo:rsid="0028abcd" officeooo:paragraph-rsid="0028abcd" style:font-size-asian="10.5pt" style:font-weight-asian="normal" style:font-size-complex="12pt" style:font-weight-complex="normal"/>
    </style:style>
    <style:style style:name="P148" style:family="paragraph" style:parent-style-name="Contents_20_1">
      <style:paragraph-properties>
        <style:tab-stops>
          <style:tab-stop style:position="6.9252in" style:type="right" style:leader-style="dotted" style:leader-text="."/>
        </style:tab-stops>
      </style:paragraph-properties>
    </style:style>
    <style:style style:name="P149" style:family="paragraph" style:parent-style-name="Heading_20_1">
      <style:paragraph-properties fo:break-before="page"/>
    </style:style>
    <style:style style:name="P150" style:family="paragraph" style:parent-style-name="Standard">
      <style:paragraph-properties fo:text-align="start" style:justify-single-word="fals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151" style:family="paragraph" style:parent-style-name="Standard">
      <style:paragraph-properties fo:text-align="start" style:justify-single-word="false"/>
      <style:text-properties fo:font-size="12pt" fo:font-weight="normal" officeooo:rsid="011e5a5e" officeooo:paragraph-rsid="011e5a5e" style:font-size-asian="10.5pt" style:font-weight-asian="normal" style:font-size-complex="12pt" style:font-weight-complex="normal"/>
    </style:style>
    <style:style style:name="P152" style:family="paragraph" style:parent-style-name="Standard">
      <style:paragraph-properties fo:text-align="start" style:justify-single-word="false"/>
      <style:text-properties fo:font-size="12pt" fo:font-weight="normal" officeooo:rsid="012256b2" officeooo:paragraph-rsid="012256b2" style:font-size-asian="10.5pt" style:font-weight-asian="normal" style:font-size-complex="12pt" style:font-weight-complex="normal"/>
    </style:style>
    <style:style style:name="P153" style:family="paragraph" style:parent-style-name="Standard">
      <style:paragraph-properties fo:text-align="start" style:justify-single-word="false"/>
      <style:text-properties fo:font-size="12pt" fo:font-weight="normal" officeooo:rsid="002ec0db" officeooo:paragraph-rsid="0126b4e8" style:font-size-asian="10.5pt" style:font-weight-asian="normal" style:font-size-complex="12pt" style:font-weight-complex="normal"/>
    </style:style>
    <style:style style:name="T1" style:family="text">
      <style:text-properties officeooo:rsid="0020a297"/>
    </style:style>
    <style:style style:name="T2" style:family="text">
      <style:text-properties fo:background-color="transparent" loext:char-shading-value="0"/>
    </style:style>
    <style:style style:name="T3" style:family="text">
      <style:text-properties officeooo:rsid="001e6a61"/>
    </style:style>
    <style:style style:name="T4" style:family="text">
      <style:text-properties style:text-position="super 58%"/>
    </style:style>
    <style:style style:name="T5" style:family="text">
      <style:text-properties fo:font-weight="bold" style:font-weight-asian="bold" style:font-weight-complex="bold"/>
    </style:style>
    <style:style style:name="T6" style:family="text">
      <style:text-properties fo:font-weight="bold" officeooo:rsid="00a4a042" style:font-weight-asian="bold" style:font-weight-complex="bold"/>
    </style:style>
    <style:style style:name="T7" style:family="text">
      <style:text-properties fo:font-size="16pt" fo:font-weight="bold" style:font-weight-asian="bold" style:font-weight-complex="bold"/>
    </style:style>
    <style:style style:name="T8" style:family="text">
      <style:text-properties officeooo:rsid="00236d29"/>
    </style:style>
    <style:style style:name="T9" style:family="text">
      <style:text-properties officeooo:rsid="0023e658"/>
    </style:style>
    <style:style style:name="T10" style:family="text">
      <style:text-properties fo:font-weight="normal" style:font-weight-asian="normal" style:font-weight-complex="normal"/>
    </style:style>
    <style:style style:name="T11" style:family="text">
      <style:text-properties fo:font-weight="normal" officeooo:rsid="0055513f" style:font-weight-asian="normal" style:font-weight-complex="normal"/>
    </style:style>
    <style:style style:name="T12" style:family="text">
      <style:text-properties fo:font-weight="normal" officeooo:rsid="0056f12e" style:font-weight-asian="normal" style:font-weight-complex="normal"/>
    </style:style>
    <style:style style:name="T13" style:family="text">
      <style:text-properties fo:font-weight="normal" officeooo:rsid="005f534e" style:font-weight-asian="normal" style:font-weight-complex="normal"/>
    </style:style>
    <style:style style:name="T14" style:family="text">
      <style:text-properties fo:font-weight="normal" officeooo:rsid="0060d230" style:font-weight-asian="normal" style:font-weight-complex="normal"/>
    </style:style>
    <style:style style:name="T15" style:family="text">
      <style:text-properties fo:font-weight="normal" officeooo:rsid="00620274" style:font-weight-asian="normal" style:font-weight-complex="normal"/>
    </style:style>
    <style:style style:name="T16" style:family="text">
      <style:text-properties fo:font-weight="normal" officeooo:rsid="006227f9" style:font-weight-asian="normal" style:font-weight-complex="normal"/>
    </style:style>
    <style:style style:name="T17" style:family="text">
      <style:text-properties fo:font-weight="normal" officeooo:rsid="00825775" style:font-weight-asian="normal" style:font-weight-complex="normal"/>
    </style:style>
    <style:style style:name="T18" style:family="text">
      <style:text-properties fo:font-weight="normal" officeooo:rsid="0083b8ec" style:font-weight-asian="normal" style:font-weight-complex="normal"/>
    </style:style>
    <style:style style:name="T19" style:family="text">
      <style:text-properties fo:font-weight="normal" officeooo:rsid="0085dfac" style:font-weight-asian="normal" style:font-weight-complex="normal"/>
    </style:style>
    <style:style style:name="T20" style:family="text">
      <style:text-properties fo:font-weight="normal" officeooo:rsid="008a5efe" style:font-weight-asian="normal" style:font-weight-complex="normal"/>
    </style:style>
    <style:style style:name="T21" style:family="text">
      <style:text-properties fo:font-weight="normal" officeooo:rsid="008ecdbd" style:font-weight-asian="normal" style:font-weight-complex="normal"/>
    </style:style>
    <style:style style:name="T22" style:family="text">
      <style:text-properties fo:font-weight="normal" officeooo:rsid="008f6168" style:font-weight-asian="normal" style:font-weight-complex="normal"/>
    </style:style>
    <style:style style:name="T23" style:family="text">
      <style:text-properties fo:font-weight="normal" officeooo:rsid="00958a1e" style:font-weight-asian="normal" style:font-weight-complex="normal"/>
    </style:style>
    <style:style style:name="T24" style:family="text">
      <style:text-properties fo:font-weight="normal" officeooo:rsid="009665a5" style:font-weight-asian="normal" style:font-weight-complex="normal"/>
    </style:style>
    <style:style style:name="T25" style:family="text">
      <style:text-properties fo:font-weight="normal" officeooo:rsid="00984e04" style:font-weight-asian="normal" style:font-weight-complex="normal"/>
    </style:style>
    <style:style style:name="T26" style:family="text">
      <style:text-properties fo:font-weight="normal" officeooo:rsid="0098c3c5" style:font-weight-asian="normal" style:font-weight-complex="normal"/>
    </style:style>
    <style:style style:name="T27" style:family="text">
      <style:text-properties fo:font-weight="normal" officeooo:rsid="0098dc0a" style:font-weight-asian="normal" style:font-weight-complex="normal"/>
    </style:style>
    <style:style style:name="T28" style:family="text">
      <style:text-properties fo:font-weight="normal" officeooo:rsid="009a57f4" style:font-weight-asian="normal" style:font-weight-complex="normal"/>
    </style:style>
    <style:style style:name="T29" style:family="text">
      <style:text-properties fo:font-weight="normal" officeooo:rsid="009b7d14" style:font-weight-asian="normal" style:font-weight-complex="normal"/>
    </style:style>
    <style:style style:name="T30" style:family="text">
      <style:text-properties fo:font-weight="normal" officeooo:rsid="009cc1d4" style:font-weight-asian="normal" style:font-weight-complex="normal"/>
    </style:style>
    <style:style style:name="T31" style:family="text">
      <style:text-properties fo:font-weight="normal" officeooo:rsid="009eb4ea" style:font-weight-asian="normal" style:font-weight-complex="normal"/>
    </style:style>
    <style:style style:name="T32" style:family="text">
      <style:text-properties fo:font-weight="normal" officeooo:rsid="00a0ac20" style:font-weight-asian="normal" style:font-weight-complex="normal"/>
    </style:style>
    <style:style style:name="T33" style:family="text">
      <style:text-properties fo:font-weight="normal" officeooo:rsid="00a10791" style:font-weight-asian="normal" style:font-weight-complex="normal"/>
    </style:style>
    <style:style style:name="T34" style:family="text">
      <style:text-properties fo:font-weight="normal" officeooo:rsid="00a647c8" style:font-weight-asian="normal" style:font-weight-complex="normal"/>
    </style:style>
    <style:style style:name="T35" style:family="text">
      <style:text-properties fo:font-weight="normal" officeooo:rsid="00ac4b4c" style:font-weight-asian="normal" style:font-weight-complex="normal"/>
    </style:style>
    <style:style style:name="T36" style:family="text">
      <style:text-properties fo:font-weight="normal" officeooo:rsid="00adf982" style:font-weight-asian="normal" style:font-weight-complex="normal"/>
    </style:style>
    <style:style style:name="T37" style:family="text">
      <style:text-properties fo:font-weight="normal" officeooo:rsid="00b4bcca" style:font-weight-asian="normal" style:font-weight-complex="normal"/>
    </style:style>
    <style:style style:name="T38" style:family="text">
      <style:text-properties fo:font-weight="normal" officeooo:rsid="00b722ea" style:font-weight-asian="normal" style:font-weight-complex="normal"/>
    </style:style>
    <style:style style:name="T39" style:family="text">
      <style:text-properties fo:font-weight="normal" officeooo:rsid="00bc47d8" style:font-weight-asian="normal" style:font-weight-complex="normal"/>
    </style:style>
    <style:style style:name="T40" style:family="text">
      <style:text-properties fo:font-weight="normal" officeooo:rsid="00bec012" style:font-weight-asian="normal" style:font-weight-complex="normal"/>
    </style:style>
    <style:style style:name="T41" style:family="text">
      <style:text-properties fo:font-weight="normal" officeooo:rsid="00c1d7e8" style:font-weight-asian="normal" style:font-weight-complex="normal"/>
    </style:style>
    <style:style style:name="T42" style:family="text">
      <style:text-properties fo:font-weight="normal" officeooo:rsid="00c7bb72" style:font-weight-asian="normal" style:font-weight-complex="normal"/>
    </style:style>
    <style:style style:name="T43" style:family="text">
      <style:text-properties fo:font-weight="normal" officeooo:rsid="00c8cf0c" style:font-weight-asian="normal" style:font-weight-complex="normal"/>
    </style:style>
    <style:style style:name="T44" style:family="text">
      <style:text-properties fo:font-weight="normal" officeooo:rsid="00d47204" style:font-weight-asian="normal" style:font-weight-complex="normal"/>
    </style:style>
    <style:style style:name="T45" style:family="text">
      <style:text-properties fo:font-weight="normal" officeooo:rsid="00d51b11" style:font-weight-asian="normal" style:font-weight-complex="normal"/>
    </style:style>
    <style:style style:name="T46" style:family="text">
      <style:text-properties fo:font-weight="normal" officeooo:rsid="00d572f2" style:font-weight-asian="normal" style:font-weight-complex="normal"/>
    </style:style>
    <style:style style:name="T47" style:family="text">
      <style:text-properties fo:font-weight="normal" officeooo:rsid="00d70db3" style:font-weight-asian="normal" style:font-weight-complex="normal"/>
    </style:style>
    <style:style style:name="T48" style:family="text">
      <style:text-properties fo:font-weight="normal" officeooo:rsid="00d8ccd7" style:font-weight-asian="normal" style:font-weight-complex="normal"/>
    </style:style>
    <style:style style:name="T49" style:family="text">
      <style:text-properties fo:font-weight="normal" officeooo:rsid="00da92e0" style:font-weight-asian="normal" style:font-weight-complex="normal"/>
    </style:style>
    <style:style style:name="T50" style:family="text">
      <style:text-properties fo:font-weight="normal" officeooo:rsid="00db9465" style:font-weight-asian="normal" style:font-weight-complex="normal"/>
    </style:style>
    <style:style style:name="T51" style:family="text">
      <style:text-properties fo:font-weight="normal" officeooo:rsid="00dd4f88" style:font-weight-asian="normal" style:font-weight-complex="normal"/>
    </style:style>
    <style:style style:name="T52" style:family="text">
      <style:text-properties fo:font-weight="normal" officeooo:rsid="00de0197" style:font-weight-asian="normal" style:font-weight-complex="normal"/>
    </style:style>
    <style:style style:name="T53" style:family="text">
      <style:text-properties fo:font-weight="normal" officeooo:rsid="00dee78f" style:font-weight-asian="normal" style:font-weight-complex="normal"/>
    </style:style>
    <style:style style:name="T54" style:family="text">
      <style:text-properties fo:font-weight="normal" officeooo:rsid="00df1a05" style:font-weight-asian="normal" style:font-weight-complex="normal"/>
    </style:style>
    <style:style style:name="T55" style:family="text">
      <style:text-properties fo:font-weight="normal" officeooo:rsid="00e1f277" style:font-weight-asian="normal" style:font-weight-complex="normal"/>
    </style:style>
    <style:style style:name="T56" style:family="text">
      <style:text-properties fo:font-weight="normal" officeooo:rsid="00e2ce25" style:font-weight-asian="normal" style:font-weight-complex="normal"/>
    </style:style>
    <style:style style:name="T57" style:family="text">
      <style:text-properties fo:font-weight="normal" officeooo:rsid="00e45a5d" style:font-weight-asian="normal" style:font-weight-complex="normal"/>
    </style:style>
    <style:style style:name="T58" style:family="text">
      <style:text-properties fo:font-weight="normal" officeooo:rsid="00e803b7" style:font-weight-asian="normal" style:font-weight-complex="normal"/>
    </style:style>
    <style:style style:name="T59" style:family="text">
      <style:text-properties fo:font-weight="normal" officeooo:rsid="00e82365" style:font-weight-asian="normal" style:font-weight-complex="normal"/>
    </style:style>
    <style:style style:name="T60" style:family="text">
      <style:text-properties fo:font-weight="normal" officeooo:rsid="00e8d12a" style:font-weight-asian="normal" style:font-weight-complex="normal"/>
    </style:style>
    <style:style style:name="T61" style:family="text">
      <style:text-properties fo:font-weight="normal" officeooo:rsid="00fb0db5" style:font-weight-asian="normal" style:font-weight-complex="normal"/>
    </style:style>
    <style:style style:name="T62" style:family="text">
      <style:text-properties fo:font-weight="normal" officeooo:rsid="011df199" style:font-weight-asian="normal" style:font-weight-complex="normal"/>
    </style:style>
    <style:style style:name="T63" style:family="text">
      <style:text-properties officeooo:rsid="00255a47"/>
    </style:style>
    <style:style style:name="T64" style:family="text">
      <style:text-properties officeooo:rsid="0026f020"/>
    </style:style>
    <style:style style:name="T65" style:family="text">
      <style:text-properties fo:font-style="italic" style:font-style-asian="italic" style:font-style-complex="italic"/>
    </style:style>
    <style:style style:name="T66" style:family="text">
      <style:text-properties fo:font-style="italic" officeooo:rsid="0042367a" style:font-style-asian="italic" style:font-style-complex="italic"/>
    </style:style>
    <style:style style:name="T67" style:family="text">
      <style:text-properties fo:font-style="italic" officeooo:rsid="0063f321" style:font-style-asian="italic" style:font-style-complex="italic"/>
    </style:style>
    <style:style style:name="T68" style:family="text">
      <style:text-properties fo:font-style="italic" officeooo:rsid="008f6168" style:font-style-asian="italic" style:font-style-complex="italic"/>
    </style:style>
    <style:style style:name="T69" style:family="text">
      <style:text-properties fo:font-style="italic" officeooo:rsid="00b40c33" style:font-style-asian="italic" style:font-style-complex="italic"/>
    </style:style>
    <style:style style:name="T70" style:family="text">
      <style:text-properties fo:font-style="italic" fo:font-weight="bold" officeooo:rsid="0042367a" style:font-style-asian="italic" style:font-weight-asian="bold" style:font-style-complex="italic" style:font-weight-complex="bold"/>
    </style:style>
    <style:style style:name="T71" style:family="text">
      <style:text-properties fo:font-style="italic" fo:font-weight="normal" officeooo:rsid="00984e04" style:font-style-asian="italic" style:font-weight-asian="normal" style:font-style-complex="italic" style:font-weight-complex="normal"/>
    </style:style>
    <style:style style:name="T72" style:family="text">
      <style:text-properties fo:font-style="italic" fo:font-weight="normal" officeooo:rsid="009b7d14" style:font-style-asian="italic" style:font-weight-asian="normal" style:font-style-complex="italic" style:font-weight-complex="normal"/>
    </style:style>
    <style:style style:name="T73" style:family="text">
      <style:text-properties officeooo:rsid="0028abcd"/>
    </style:style>
    <style:style style:name="T74" style:family="text">
      <style:text-properties officeooo:rsid="002a6a8a"/>
    </style:style>
    <style:style style:name="T75" style:family="text">
      <style:text-properties officeooo:rsid="002c10b0"/>
    </style:style>
    <style:style style:name="T76" style:family="text">
      <style:text-properties officeooo:rsid="002ec0db"/>
    </style:style>
    <style:style style:name="T77" style:family="text">
      <style:text-properties officeooo:rsid="00302c8c"/>
    </style:style>
    <style:style style:name="T78" style:family="text">
      <style:text-properties officeooo:rsid="0032012b"/>
    </style:style>
    <style:style style:name="T79" style:family="text">
      <style:text-properties officeooo:rsid="0036e0fc"/>
    </style:style>
    <style:style style:name="T80" style:family="text">
      <style:text-properties fo:font-style="normal" style:font-style-asian="normal" style:font-style-complex="normal"/>
    </style:style>
    <style:style style:name="T81" style:family="text">
      <style:text-properties fo:font-style="normal" officeooo:rsid="003a52fe" style:font-style-asian="normal" style:font-style-complex="normal"/>
    </style:style>
    <style:style style:name="T82" style:family="text">
      <style:text-properties fo:font-style="normal" officeooo:rsid="0042367a" style:font-style-asian="normal" style:font-style-complex="normal"/>
    </style:style>
    <style:style style:name="T83" style:family="text">
      <style:text-properties fo:font-style="normal" officeooo:rsid="00f9736f" style:font-style-asian="normal" style:font-style-complex="normal"/>
    </style:style>
    <style:style style:name="T84" style:family="text">
      <style:text-properties officeooo:rsid="003a52fe"/>
    </style:style>
    <style:style style:name="T85" style:family="text">
      <style:text-properties officeooo:rsid="003c1713"/>
    </style:style>
    <style:style style:name="T86" style:family="text">
      <style:text-properties officeooo:rsid="0041f166"/>
    </style:style>
    <style:style style:name="T87" style:family="text">
      <style:text-properties officeooo:rsid="0042367a"/>
    </style:style>
    <style:style style:name="T88" style:family="text">
      <style:text-properties officeooo:rsid="0042dfef"/>
    </style:style>
    <style:style style:name="T89" style:family="text">
      <style:text-properties officeooo:rsid="0047a827"/>
    </style:style>
    <style:style style:name="T90" style:family="text">
      <style:text-properties officeooo:rsid="004c8b61"/>
    </style:style>
    <style:style style:name="T91" style:family="text">
      <style:text-properties officeooo:rsid="004e0021"/>
    </style:style>
    <style:style style:name="T92" style:family="text">
      <style:text-properties officeooo:rsid="004e8384"/>
    </style:style>
    <style:style style:name="T93" style:family="text">
      <style:text-properties style:font-name="DejaVu Sans Mono"/>
    </style:style>
    <style:style style:name="T94" style:family="text">
      <style:text-properties style:font-name="DejaVu Sans Mono" officeooo:rsid="00711b90"/>
    </style:style>
    <style:style style:name="T95" style:family="text">
      <style:text-properties style:font-name="DejaVu Sans Mono" officeooo:rsid="007ee42a"/>
    </style:style>
    <style:style style:name="T96" style:family="text">
      <style:text-properties style:font-name="DejaVu Sans Mono" fo:font-size="8pt"/>
    </style:style>
    <style:style style:name="T97" style:family="text">
      <style:text-properties officeooo:rsid="00513616"/>
    </style:style>
    <style:style style:name="T98" style:family="text">
      <style:text-properties officeooo:rsid="0058ea50"/>
    </style:style>
    <style:style style:name="T99" style:family="text">
      <style:text-properties officeooo:rsid="005b56b2"/>
    </style:style>
    <style:style style:name="T100" style:family="text">
      <style:text-properties officeooo:rsid="005f385f"/>
    </style:style>
    <style:style style:name="T101" style:family="text">
      <style:text-properties officeooo:rsid="0063f321"/>
    </style:style>
    <style:style style:name="T102" style:family="text">
      <style:text-properties officeooo:rsid="0064bede"/>
    </style:style>
    <style:style style:name="T103" style:family="text">
      <style:text-properties officeooo:rsid="0067879e"/>
    </style:style>
    <style:style style:name="T104" style:family="text">
      <style:text-properties officeooo:rsid="006819cd"/>
    </style:style>
    <style:style style:name="T105" style:family="text">
      <style:text-properties officeooo:rsid="006cb683"/>
    </style:style>
    <style:style style:name="T106" style:family="text">
      <style:text-properties officeooo:rsid="006d3414"/>
    </style:style>
    <style:style style:name="T107" style:family="text">
      <style:text-properties officeooo:rsid="006e5525"/>
    </style:style>
    <style:style style:name="T108" style:family="text">
      <style:text-properties officeooo:rsid="00711b90"/>
    </style:style>
    <style:style style:name="T109" style:family="text">
      <style:text-properties officeooo:rsid="0074c875"/>
    </style:style>
    <style:style style:name="T110" style:family="text">
      <style:text-properties officeooo:rsid="007d75a2"/>
    </style:style>
    <style:style style:name="T111" style:family="text">
      <style:text-properties officeooo:rsid="007dabc3"/>
    </style:style>
    <style:style style:name="T112" style:family="text">
      <style:text-properties officeooo:rsid="007ee42a"/>
    </style:style>
    <style:style style:name="T113" style:family="text">
      <style:text-properties officeooo:rsid="007f4dea"/>
    </style:style>
    <style:style style:name="T114" style:family="text">
      <style:text-properties officeooo:rsid="0080e994"/>
    </style:style>
    <style:style style:name="T115" style:family="text">
      <style:text-properties officeooo:rsid="00834a0e"/>
    </style:style>
    <style:style style:name="T116" style:family="text">
      <style:text-properties officeooo:rsid="00850bf6"/>
    </style:style>
    <style:style style:name="T117" style:family="text">
      <style:text-properties officeooo:rsid="008a5efe"/>
    </style:style>
    <style:style style:name="T118" style:family="text">
      <style:text-properties officeooo:rsid="008c8591"/>
    </style:style>
    <style:style style:name="T119" style:family="text">
      <style:text-properties officeooo:rsid="008fac43"/>
    </style:style>
    <style:style style:name="T120" style:family="text">
      <style:text-properties officeooo:rsid="00a4a042"/>
    </style:style>
    <style:style style:name="T121" style:family="text">
      <style:text-properties officeooo:rsid="00a7f8e6"/>
    </style:style>
    <style:style style:name="T122" style:family="text">
      <style:text-properties officeooo:rsid="00b2218f"/>
    </style:style>
    <style:style style:name="T123" style:family="text">
      <style:text-properties officeooo:rsid="00b3d0ab"/>
    </style:style>
    <style:style style:name="T124" style:family="text">
      <style:text-properties officeooo:rsid="00b65192"/>
    </style:style>
    <style:style style:name="T125" style:family="text">
      <style:text-properties officeooo:rsid="00bffe3f"/>
    </style:style>
    <style:style style:name="T126" style:family="text">
      <style:text-properties officeooo:rsid="00c2c9d4"/>
    </style:style>
    <style:style style:name="T127" style:family="text">
      <style:text-properties fo:font-size="24pt" fo:font-style="normal" fo:font-weight="bold" officeooo:rsid="003a52fe" style:font-size-asian="10.5pt" style:font-style-asian="normal" style:font-weight-asian="bold" style:font-size-complex="12pt" style:font-style-complex="normal" style:font-weight-complex="bold"/>
    </style:style>
    <style:style style:name="T128" style:family="text">
      <style:text-properties fo:font-size="24pt" fo:font-style="normal" fo:font-weight="bold" officeooo:rsid="003a8dde" style:font-size-asian="10.5pt" style:font-style-asian="normal" style:font-weight-asian="bold" style:font-size-complex="12pt" style:font-style-complex="normal" style:font-weight-complex="bold"/>
    </style:style>
    <style:style style:name="T129" style:family="text">
      <style:text-properties style:font-name="Liberation Serif" fo:font-size="24pt" fo:font-style="normal" fo:font-weight="bold" officeooo:rsid="00513616" style:font-size-asian="10.5pt" style:font-style-asian="normal" style:font-weight-asian="bold" style:font-size-complex="12pt" style:font-style-complex="normal" style:font-weight-complex="bold"/>
    </style:style>
    <style:style style:name="T130" style:family="text">
      <style:text-properties style:font-name="Liberation Serif" fo:font-size="24pt" fo:font-style="normal" fo:font-weight="bold" officeooo:rsid="00533fbd" style:font-size-asian="10.5pt" style:font-style-asian="normal" style:font-weight-asian="bold" style:font-size-complex="12pt" style:font-style-complex="normal" style:font-weight-complex="bold"/>
    </style:style>
    <style:style style:name="T131" style:family="text">
      <style:text-properties officeooo:rsid="00ccef7e"/>
    </style:style>
    <style:style style:name="T132" style:family="text">
      <style:text-properties officeooo:rsid="00cda650"/>
    </style:style>
    <style:style style:name="T133" style:family="text">
      <style:text-properties officeooo:rsid="00ce51fa"/>
    </style:style>
    <style:style style:name="T134" style:family="text">
      <style:text-properties officeooo:rsid="00ce9f32"/>
    </style:style>
    <style:style style:name="T135" style:family="text">
      <style:text-properties officeooo:rsid="00e7e740"/>
    </style:style>
    <style:style style:name="T136" style:family="text">
      <style:text-properties officeooo:rsid="00e803b7"/>
    </style:style>
    <style:style style:name="T137" style:family="text">
      <style:text-properties officeooo:rsid="00f1c8c5"/>
    </style:style>
    <style:style style:name="T138" style:family="text">
      <style:text-properties officeooo:rsid="00f9736f"/>
    </style:style>
    <style:style style:name="T139" style:family="text">
      <style:text-properties officeooo:rsid="00fb3b84"/>
    </style:style>
    <style:style style:name="T140" style:family="text">
      <style:text-properties officeooo:rsid="00fb4e87"/>
    </style:style>
    <style:style style:name="T141" style:family="text">
      <style:text-properties officeooo:rsid="00ffd3fd"/>
    </style:style>
    <style:style style:name="T142" style:family="text">
      <style:text-properties officeooo:rsid="01006db1"/>
    </style:style>
    <style:style style:name="T143" style:family="text">
      <style:text-properties officeooo:rsid="0103388f"/>
    </style:style>
    <style:style style:name="T144" style:family="text">
      <style:text-properties officeooo:rsid="010c389c"/>
    </style:style>
    <style:style style:name="T145" style:family="text">
      <style:text-properties officeooo:rsid="0114034f"/>
    </style:style>
    <style:style style:name="T146" style:family="text">
      <style:text-properties officeooo:rsid="0119b0a7"/>
    </style:style>
    <style:style style:name="T147" style:family="text">
      <style:text-properties officeooo:rsid="011bd67c"/>
    </style:style>
    <style:style style:name="T148" style:family="text">
      <style:text-properties officeooo:rsid="011d2585"/>
    </style:style>
    <style:style style:name="T149" style:family="text">
      <style:text-properties officeooo:rsid="011df199"/>
    </style:style>
    <style:style style:name="T150" style:family="text">
      <style:text-properties officeooo:rsid="011e5a5e"/>
    </style:style>
    <style:style style:name="T151" style:family="text">
      <style:text-properties officeooo:rsid="0120c0b5"/>
    </style:style>
    <style:style style:name="T152" style:family="text">
      <style:text-properties officeooo:rsid="012256b2"/>
    </style:style>
    <style:style style:name="T153" style:family="text">
      <style:text-properties officeooo:rsid="01243ea2"/>
    </style:style>
    <style:style style:name="T154" style:family="text">
      <style:text-properties officeooo:rsid="0126b4e8"/>
    </style:style>
    <style:style style:name="T155" style:family="text">
      <style:text-properties officeooo:rsid="01286bca"/>
    </style:style>
    <style:style style:name="T156" style:family="text">
      <style:text-properties officeooo:rsid="00463bcf"/>
    </style:style>
    <style:style style:name="T157" style:family="text">
      <style:text-properties officeooo:rsid="0129a87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Simple Instruction Set Architecture 16</text:p>
      <text:p text:style-name="Horizontal_20_Line"/>
      <text:p text:style-name="P37">Programmer’s Manual and Teaching Resource</text:p>
      <text:p text:style-name="P36">1<text:span text:style-name="T4">st</text:span> Edition</text:p>
      <text:p text:style-name="Horizontal_20_Line"/>
      <text:p text:style-name="P38">By David MHS Webster</text:p>
      <text:p text:style-name="P145">Table of Contents</text:p>
      <text:table-of-content text:style-name="Sect1" text:protected="true" text:name="Table of Contents1">
        <text:table-of-content-source text:outline-level="10" text:use-index-source-styles="true">
          <text:index-title-template text:style-name="Contents_20_Heading">Contents</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48"><text:a xlink:type="simple" xlink:href="#__RefHeading___Toc2039_3134269758" text:style-name="Index_20_Link" text:visited-style-name="Index_20_Link">Introduction<text:tab/>3</text:a></text:p>
          <text:p text:style-name="P148"><text:a xlink:type="simple" xlink:href="#__RefHeading___Toc2041_3134269758" text:style-name="Index_20_Link" text:visited-style-name="Index_20_Link">Compiling<text:tab/>4</text:a></text:p>
          <text:p text:style-name="P148"><text:a xlink:type="simple" xlink:href="#__RefHeading___Toc2043_3134269758" text:style-name="Index_20_Link" text:visited-style-name="Index_20_Link"><text:span text:style-name="T80">W</text:span></text:a><text:a xlink:type="simple" xlink:href="#__RefHeading___Toc2043_3134269758" text:style-name="Index_20_Link" text:visited-style-name="Index_20_Link"><text:span text:style-name="T80">orkflow</text:span></text:a><text:a xlink:type="simple" xlink:href="#__RefHeading___Toc2043_3134269758" text:style-name="Index_20_Link" text:visited-style-name="Index_20_Link"><text:tab/>7</text:a></text:p>
          <text:p text:style-name="P148"><text:a xlink:type="simple" xlink:href="#__RefHeading___Toc2045_3134269758" text:style-name="Index_20_Link" text:visited-style-name="Index_20_Link">Extending<text:tab/>9</text:a></text:p>
          <text:p text:style-name="P148"><text:a xlink:type="simple" xlink:href="#__RefHeading___Toc2047_3134269758" text:style-name="Index_20_Link" text:visited-style-name="Index_20_Link"><text:span text:style-name="T80">Assembler Documentation </text:span></text:a><text:a xlink:type="simple" xlink:href="#__RefHeading___Toc2047_3134269758" text:style-name="Index_20_Link" text:visited-style-name="Index_20_Link"><text:span text:style-name="T80">Overview</text:span></text:a><text:a xlink:type="simple" xlink:href="#__RefHeading___Toc2047_3134269758" text:style-name="Index_20_Link" text:visited-style-name="Index_20_Link"><text:tab/>11</text:a></text:p>
          <text:p text:style-name="P148"><text:a xlink:type="simple" xlink:href="#__RefHeading___Toc2049_3134269758" text:style-name="Index_20_Link" text:visited-style-name="Index_20_Link">Moving things around, Variables<text:tab/>15</text:a></text:p>
          <text:p text:style-name="P148"><text:a xlink:type="simple" xlink:href="#__RefHeading___Toc2051_3134269758" text:style-name="Index_20_Link" text:visited-style-name="Index_20_Link">Control flow<text:tab/>18</text:a></text:p>
          <text:p text:style-name="P148"><text:a xlink:type="simple" xlink:href="#__RefHeading___Toc2053_3134269758" text:style-name="Index_20_Link" text:visited-style-name="Index_20_Link">Math<text:tab/>25</text:a></text:p>
          <text:p text:style-name="P148"><text:a xlink:type="simple" xlink:href="#__RefHeading___Toc2055_3134269758" text:style-name="Index_20_Link" text:visited-style-name="Index_20_Link">Challenges<text:tab/>26</text:a></text:p>
        </text:index-body>
      </text:table-of-content>
      <text:p text:style-name="P33"/>
      <text:h text:style-name="P149" text:outline-level="1"><text:bookmark-start text:name="__RefHeading___Toc2039_3134269758"/>Introduction<text:bookmark-end text:name="__RefHeading___Toc2039_3134269758"/></text:h>
      <text:p text:style-name="P5">Sisa16 is a <text:span text:style-name="T8">virtual machine based instruction set architecture which mirrors many features and quirks of real-life ISAs while being useful and unique in its own right. Its portability is novel while still being powerful enough to create extremely dynamic and interesting programs. </text:span><text:span text:style-name="T151">It has priviled execution and memory protection… even though it has no Memory Mapping Unit.</text:span></text:p>
      <text:p text:style-name="P5"/>
      <text:p text:style-name="P3">Learning how to write code for SISA16 will give you an appreciation of low level programming, the fundamentals of systems engineering, as well as provide you with <text:span text:style-name="T84">many </text:span>new tool<text:span text:style-name="T84">s</text:span> to use in your own projects. As an interpreted language, SISA16 is extremely competitive in speed, size, and <text:span text:style-name="T87">overall </text:span>footprint. The emulator ca<text:span text:style-name="T9">n be made to interface with any C library by creating a “driver”, and the emulator can be embedded trivially into any C program as an extension language. </text:span><text:span text:style-name="T151">This “driver” behaves like a BIOS for the virtual machine.</text:span></text:p>
      <text:p text:style-name="P3"/>
      <text:p text:style-name="P6">Whereas most assembly language courses are limited to blinking LEDs and printing characters to a tiny display, Sisa16 can be made to render color graphics, play sounds, use a network connection, <text:span text:style-name="T78">work</text:span> with files, and interact with the host in a manner which is accessible to, and even extensible by <text:span text:style-name="T87">first year Computer Engineering</text:span> students. <text:span text:style-name="T63">A hypothetical driver could attempt to mirror real-life hardware interfaces, or just be something that works. This provides enormous flexibility to educators and developers alike, and makes Sisa16 useful in its own right. </text:span><text:span text:style-name="T66">See “</text:span><text:span text:style-name="T70">Extending</text:span><text:span text:style-name="T66">”</text:span><text:span text:style-name="T82">.</text:span></text:p>
      <text:p text:style-name="P14"/>
      <text:p text:style-name="P7"><text:span text:style-name="T10">The assembler is designed for rapid prototyping and debugging. </text:span><text:span text:style-name="T61">A full debugger with the ability to manipulate registers and view a disassembly is available.</text:span><text:span text:style-name="T10"> A </text:span><text:span text:style-name="T11">unix </text:span><text:span text:style-name="T10">shebang can be added to the top of an assembly file and it can be executed as a script. Helpful and specific error messages are displayed. Assembly-time syntax checking and validation is done to avoid </text:span><text:span text:style-name="T12">programming </text:span><text:span text:style-name="T10">errors. Special helper features are built into the assembler to provide the programmer with assistance in writing a working program.</text:span></text:p>
      <text:p text:style-name="P3"/>
      <text:p text:style-name="P4">Sisa16, including all resources, <text:span text:style-name="T9">code, examples</text:span> and documentation, lies fully in the public domain. <text:span text:style-name="T64">It is my gift to you in the hopes that you find it useful, </text:span><text:span text:style-name="T139">or at least entertaining</text:span><text:span text:style-name="T64">.</text:span> <text:span text:style-name="T9">An example driver is provided which can load files into the segment and interact with the terminal. </text:span><text:span text:style-name="T140">A complete set of tools for working with the language is provided. </text:span><text:span text:style-name="T145">An SDL2 device driver is included for your amusement.</text:span></text:p>
      <text:p text:style-name="P31"/>
      <text:p text:style-name="P31"/>
      <text:p text:style-name="P31"/>
      <text:p text:style-name="P32">“Let all that you do be done with love.”</text:p>
      <text:p text:style-name="P146"/>
      <text:h text:style-name="Heading_20_1" text:outline-level="1"><text:bookmark-start text:name="__RefHeading___Toc2041_3134269758"/>Compiling<text:bookmark-end text:name="__RefHeading___Toc2041_3134269758"/></text:h>
      <text:p text:style-name="P10">If you are using an ordinary Unix-like environment such as Linux, BSD, Msys2, or Cygwin, and your compiler is <text:span text:style-name="T77">a relatively recent version of</text:span> gcc, clang, or tinyc, then you should be able to just call ‘make’ and everything will build, including the test programs. If this does not work or you wish to understand the compilation process in detail...</text:p>
      <text:p text:style-name="Horizontal_20_Line"/>
      <text:p text:style-name="P8">On most platforms, this will compile the assembler, which has a built-in emulator:</text:p>
      <text:p text:style-name="P8"/>
      <text:p text:style-name="P8">cc assembler.c -DUSE_UNSIGNED_INT -o sisa16_asm</text:p>
      <text:p text:style-name="P138">Relevant <text:span text:style-name="T98">Compiler </text:span>Flags</text:p>
      <text:p text:style-name="P8">-DUSE_UNSIGNED_INT</text:p>
      <text:p text:style-name="P8">Define the macro “USE_UNSIGNED_INT” which indicates that “unsigned int” in C is a compatible 4-byte unsigned binary integer type. If “unsigned long” is such a type but not unsigned int, then you should omit this define.</text:p>
      <text:p text:style-name="P8"/>
      <text:p text:style-name="P8">-<text:span text:style-name="T144">DUSE_SDL2 -lSDL2 -lSDL2_mixer</text:span></text:p>
      <text:p text:style-name="P17">Include access to an SDL2 device, which allows for rendering to a screen.</text:p>
      <text:p text:style-name="P17"/>
      <text:p text:style-name="P17">-<text:span text:style-name="T146">DUSE_NCURSES -lncurses</text:span></text:p>
      <text:p text:style-name="P18">Utilize Ncurses for the textmode driver, only active if not using SDL2. <text:span text:style-name="T150">This mode is not recommended for usage anymore, it is recommended to use -DUSE_TERMIOS</text:span></text:p>
      <text:p text:style-name="P18"/>
      <text:p text:style-name="P18">-<text:span text:style-name="T150">DUSE_TERMIOS</text:span></text:p>
      <text:p text:style-name="P151">Recommended building flag. Enables usage of fnctl and termios in the textmode driver, not only to provide “raw” mode, but also to provide the ability to toggle non-blocking getchar by calling an interrupt. Only active if not using Ncurses or SDL2.</text:p>
      <text:p text:style-name="P151"/>
      <text:p text:style-name="P151">-<text:span text:style-name="T152">DNO_DEVICE_PRIVILEGE</text:span></text:p>
      <text:p text:style-name="P152">Allow getchar, putchar, and interrupt to be called in user mode.</text:p>
      <text:p text:style-name="P152"/>
      <text:p text:style-name="P152">-DNO_PREEMPT</text:p>
      <text:p text:style-name="P152">Disable Pre-emptive execution. This speeds up the emulator significantly, but disables the ability to restrict the execution cycles of user mode.</text:p>
      <text:p text:style-name="P152"/>
      <text:p text:style-name="P152">-DPREEMPT_TIMER=0x200000</text:p>
      <text:p text:style-name="P152">Set the number of instructions between pre-emptions <text:span text:style-name="T153">in User mode. Pre-emption is used to guarantee that userland code will always return to a privileged kernel.</text:span></text:p>
      <text:p text:style-name="P8"/>
      <text:p text:style-name="P8">-DFUZZTEST</text:p>
      <text:p text:style-name="P15">Signal to the driver that arbitrary code may be executed, prevent harm to the host.</text:p>
      <text:p text:style-name="P8"/>
      <text:p text:style-name="P8"><text:soft-page-break/>-DUSE_COMPUTED_GOTO</text:p>
      <text:p text:style-name="P8">Enable usage of the GNUC extension for <text:span text:style-name="T79">taking the address of a goto label</text:span>, which speeds up the emulator tremendously and makes compilation much faster.</text:p>
      <text:p text:style-name="P8"/>
      <text:p text:style-name="P8">-DNO_FP</text:p>
      <text:p text:style-name="P8">Disable the floating point unit. <text:span text:style-name="T73">This is recommended if the host does not support the IEEE 754 32 bit binary floating point standard.</text:span></text:p>
      <text:p text:style-name="P8"/>
      <text:p text:style-name="P8">-DNO_<text:span text:style-name="T73">SIGNED_DIV</text:span></text:p>
      <text:p text:style-name="P9">Disable the signed integer division and modulo instructions. <text:span text:style-name="T147">You should only do this if your system does not use </text:span><text:span text:style-name="T148">a standar </text:span><text:span text:style-name="T147">two’s complement </text:span><text:span text:style-name="T148">layout.</text:span></text:p>
      <text:p text:style-name="P9"/>
      <text:p text:style-name="P9">-DNO_SEGMENT</text:p>
      <text:p text:style-name="P9">Disable the segment.</text:p>
      <text:p text:style-name="P147">-<text:span text:style-name="T143">DNO_EMULATE</text:span></text:p>
      <text:p text:style-name="P16">Disable emulate and emulate_seg <text:span text:style-name="T147">instructions.</text:span></text:p>
      <text:p text:style-name="P8"/>
      <text:p text:style-name="P8">You can test if the assembler built successfully like this:</text:p>
      <text:p text:style-name="P8"/>
      <text:p text:style-name="P8">./sisa16_asm -C</text:p>
      <text:p text:style-name="P8"/>
      <text:p text:style-name="P8">-C tells it to <text:span text:style-name="T7">C</text:span>heck the environment and exit. <text:span text:style-name="T74">Read it carefully.</text:span></text:p>
      <text:p text:style-name="P9">The exact same flags and <text:span text:style-name="T75">semantics apply to building the emulator </text:span><text:span text:style-name="T138">and debugger.</text:span></text:p>
      <text:p text:style-name="P9"/>
      <text:p text:style-name="P10">cc isa.c -DUSE_UNSIGNED_INT -o sisa16_emu</text:p>
      <text:p text:style-name="P11">cc <text:span text:style-name="T138">debugger</text:span>.c -DUSE_UNSIGNED_INT -o sisa16_<text:span text:style-name="T138">dbg</text:span></text:p>
      <text:p text:style-name="P10"/>
      <text:p text:style-name="P10">You can now test a simple program. Assuming that you are using the default <text:span text:style-name="T88">serial text mode </text:span>driver and you have a relatively ordinary terminal or terminal emulato<text:span text:style-name="T76">r, try the “wave” program...</text:span></text:p>
      <text:p text:style-name="P10"/>
      <text:p text:style-name="P10">./sisa16_asm -i wave.asm -o wave.bin</text:p>
      <text:p text:style-name="P10">./sisa16_emu wave.bin</text:p>
      <text:p text:style-name="P10"/>
      <text:p text:style-name="P10">You should now see a “wave” printed out to the screen, forever. <text:span text:style-name="T76">You can disassemble the program by doing this:</text:span></text:p>
      <text:p text:style-name="P10"/>
      <text:p text:style-name="P10">./<text:span text:style-name="T76">sisa16_asm -dis wave.bin 0</text:span></text:p>
      <text:p text:style-name="P10"/>
      <text:p text:style-name="P12">this will show you the “machine code” in assembly again. It should look like this:</text:p>
      <text:p text:style-name="P12"><draw:frame draw:style-name="fr1" draw:name="Image1" text:anchor-type="char" svg:x="0.0098in" svg:y="0.0075in" svg:width="4.8598in" svg:height="2.2126in" draw:z-index="0"><draw:image xlink:href="Pictures/10000000000003890000019C64FD7E89878D58E7.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53">(if you know the language, you should be able to follow the control flow to 0x10000 and explore the rest of the binary. <text:span text:style-name="T154">Use ‘h’ to view help.</text:span>)</text:p>
      <text:p text:style-name="P13">If you wish to install the assembler and emulator, simply copy them <text:span text:style-name="T84">in</text:span>to a suitable <text:span text:style-name="T84">location</text:span> in the system path, such as <text:span text:style-name="T80">“/usr/bin” or “/usr/local/bin”. Copy the man</text:span><text:span text:style-name="T81">ual </text:span><text:span text:style-name="T80">pages sisa16_asm.1, </text:span><text:span text:style-name="T83">sisa16_dbg.1,</text:span><text:span text:style-name="T80"> and sisa16_emu.1 to a suitable place as well, such as “/usr/local/share/man/man1”. </text:span><text:span text:style-name="T81">This can also be done by calling “make install” with administrative privileges.</text:span></text:p>
      <text:h text:style-name="P149" text:outline-level="1"><text:bookmark-start text:name="__RefHeading___Toc2043_3134269758"/><text:span text:style-name="T127">W</text:span><text:span text:style-name="T128">orkflow</text:span><text:bookmark-end text:name="__RefHeading___Toc2043_3134269758"/></text:h>
      <text:p text:style-name="P19"/>
      <text:p text:style-name="P20">A program for SISA16 is written with one “main” assembly file, header files which are included with “ASM_header” and data files which are embedded with “ASM_data_include”.</text:p>
      <text:p text:style-name="P19"/>
      <text:p text:style-name="P19">The program, if its ‘main’ file is “main.asm” can then be built with</text:p>
      <text:p text:style-name="P19"/>
      <text:p text:style-name="P19">sisa16_asm -i main.asm -o main.bin</text:p>
      <text:p text:style-name="P19"/>
      <text:p text:style-name="P19">Warnings may be emitted during assembly. Errors will cause the <text:span text:style-name="T85">the assembler to abort and emit an error message. If there were no errors, then the assembler will report that it “Successfully assembled main.bin”. The file “main.bin” is a Sisa16 </text:span><text:span text:style-name="T155">memory image ROM.</text:span></text:p>
      <text:p text:style-name="P19"/>
      <text:p text:style-name="P22">You can run this program with the emulator by calling:</text:p>
      <text:p text:style-name="P22"/>
      <text:p text:style-name="P22">sisa16_emu main.bin</text:p>
      <text:p text:style-name="P21"/>
      <text:p text:style-name="P21">In most microcontroller workflows, a “ROM” (Read-Only Memory) image, is typicall<text:span text:style-name="T88">y</text:span> programmed onto an EEPROM (Electrically Erasable Programmable Read-Only Memory) or burned onto <text:span text:style-name="T99">a</text:span> non-reprogrammable ROM chip before being put on a board and <text:span text:style-name="T86">powered on</text:span>. </text:p>
      <text:p text:style-name="P21"/>
      <text:p text:style-name="P28">You can imagine the Sisa16 architecture as a very simple single-board computer in which the ROM is copied entirely to a random-access memory chip on power-on. The CPU then begins fetching, decoding, and executing instructions, occasionally reading from the RAM chip and interfacing with devices, until either a halt instruction is executed or the power is removed.<text:span text:style-name="T156"><text:line-break/><text:line-break/></text:span><text:span text:style-name="T90">If you are suspicious of a program being incorrectly assembled, you can disassemble it either piece-by-piece or wholly:</text:span></text:p>
      <text:p text:style-name="P23"/>
      <text:p text:style-name="P25">sisa16_asm -dis main.bin &lt;location&gt;</text:p>
      <text:p text:style-name="P25"/>
      <text:p text:style-name="P25">will disassemble main.bin starting at &lt;location&gt;. Standard C syntax for numbers is used, the same as in the assembly language itself. <text:span text:style-name="T100">TIP: Control flow always starts at 0.</text:span></text:p>
      <text:p text:style-name="P25"/>
      <text:p text:style-name="P25">sisa16_asm -fdis main.bin &lt;location&gt;<text:line-break/>will perform a full disassembly from &lt;location&gt;. If zero, the entire binary is disassembled.</text:p>
      <text:p text:style-name="P25"/>
      <text:p text:style-name="P27">Normally, comments are emitted into disassembly about what the program is likely doing at that point in control flow, to assist in the reverse engineering process. These may provide optimization tips and useful insights into the language.</text:p>
      <text:p text:style-name="P27"/>
      <text:p text:style-name="P27"><text:soft-page-break/>If you wish to not have comments, make sure to include the -nc argument before -dis or -fdis<text:line-break/></text:p>
      <text:p text:style-name="P27">sisa16_asm -nc -<text:span text:style-name="T137">f</text:span>dis main.bin 0</text:p>
      <text:p text:style-name="P27"/>
      <text:p text:style-name="P27">will disassemble main.bin from zero without emitting line comments.</text:p>
      <text:p text:style-name="P27"/>
      <text:p text:style-name="P29">Now, if you’ve verified that your program was assembled correctly and you still find you are having bugs with your programs, you might want to try the debugger.</text:p>
      <text:p text:style-name="P29"/>
      <text:p text:style-name="P29">sisa16_dbg main.bin</text:p>
      <text:p text:style-name="P29"/>
      <text:p text:style-name="P29">will run the debugger on main.bin. <text:span text:style-name="T65">If you are frequently re-assembling and debugging your program, it’d be awful smart to put it in a script somewhere!</text:span></text:p>
      <text:p text:style-name="P29"/>
      <text:p text:style-name="P30">The debugger allows you to view a disassembly of your code, manipulate registers (including the program counter), arbitrarily start and stop execution of your program, restart your program from the beginning, <text:span text:style-name="T141">alter memory</text:span> and <text:span text:style-name="T141">manipulate </text:span>control flow. You can arbitrarily jump to any point in your program, test routines, <text:span text:style-name="T141">change the values of variables </text:span><text:span text:style-name="T142">in memory</text:span><text:span text:style-name="T141">,</text:span> and more.</text:p>
      <text:h text:style-name="P149" text:outline-level="1"><text:bookmark-start text:name="__RefHeading___Toc2045_3134269758"/>Extending<text:bookmark-end text:name="__RefHeading___Toc2045_3134269758"/></text:h>
      <text:p text:style-name="P24">Sisa16 is meant to be easily extended to suit your needs. To have Sisa16 programs interact with C libraries, you should write a “d.h” file which implements these functions:</text:p>
      <text:p text:style-name="P24"/>
      <text:p text:style-name="P24">“Device Init”</text:p>
      <text:p text:style-name="P24">static void di();</text:p>
      <text:p text:style-name="P24">“Device Close”</text:p>
      <text:p text:style-name="P24">static void dcl();</text:p>
      <text:p text:style-name="P24">“Getchar” – corresponding to the getchar instruction.</text:p>
      <text:p text:style-name="P24">static unsigned short gch();</text:p>
      <text:p text:style-name="P24">“Putchar” – corresponding to the putchar instruction.</text:p>
      <text:p text:style-name="P24">static void pch(unsigned short a);</text:p>
      <text:p text:style-name="P24">“Interrupt” – corresponding to the interrupt instruction</text:p>
      <text:p text:style-name="P24">static unsigned short interrupt(unsigned short a,</text:p>
      <text:p text:style-name="P24"><text:tab/>unsigned short b,</text:p>
      <text:p text:style-name="P24"><text:tab/>unsigned short c,</text:p>
      <text:p text:style-name="P24"><text:tab/>unsigned short stack_pointer,</text:p>
      <text:p text:style-name="P24"><text:tab/>unsigned short program_counter,</text:p>
      <text:p text:style-name="P24"><text:tab/>unsigned char<text:tab/>program_counter_region,</text:p>
      <text:p text:style-name="P24"><text:tab/>UU RX0,</text:p>
      <text:p text:style-name="P24"><text:tab/>UU RX1,</text:p>
      <text:p text:style-name="P24"><text:tab/>UU RX2,</text:p>
      <text:p text:style-name="P24"><text:tab/>UU RX3</text:p>
      <text:p text:style-name="P24">);</text:p>
      <text:p text:style-name="P24"/>
      <text:p text:style-name="P24">It should be noted, that if your library requires initialization and finalization, and you enable the “emulate” feature of the instruction set, that you should check the “EMULATE_DEPTH” variable as ever<text:span text:style-name="T92">y</text:span> emulation level will invoke di upon initialization and dcl upon finalization.</text:p>
      <text:p text:style-name="P24"/>
      <text:p text:style-name="P24">An emulation depth of zero means that the <text:span text:style-name="T91">virtual machine</text:span> is truly initializing or finalizing, rather than simply encapsulating.</text:p>
      <text:p text:style-name="P24"/>
      <text:p text:style-name="P26">Relevant <text:span text:style-name="T97">emulator </text:span>variables accessible from the driver-<text:line-break/></text:p>
      <text:p text:style-name="P59"><text:tab/>unsigned char R<text:tab/> <text:tab/><text:tab/>:error flag.</text:p>
      <text:p text:style-name="P59"><text:tab/>u M_SAVER[2][0x1000000]<text:tab/><text:tab/>:Memory. <text:span text:style-name="T157">Kernel[0] and User[1]</text:span></text:p>
      <text:p text:style-name="P59"><text:tab/>unsigned char *SEGMENT<text:tab/><text:tab/><text:tab/>:Segment pointer.</text:p>
      <text:p text:style-name="P59"><text:tab/>UU SEGMENT_PAGES<text:tab/><text:tab/><text:tab/>:Number of 256 byte “pages” in the segment.</text:p>
      <text:p text:style-name="P59"><text:tab/>sisa_regfile REG_SAVER[2]<text:tab/><text:tab/>:<text:span text:style-name="T157">Saved registers for Kernel[0] and User[1]</text:span></text:p>
      <text:p text:style-name="P54"/>
      <text:p text:style-name="P79">You should use these variables in your driver <text:span text:style-name="T97">to achieve the best interoperability with Sisa16. </text:span></text:p>
      <text:p text:style-name="P140">Also note that you can choose to add new instructions to the architecture. If you choose to do that, you must:</text:p>
      <text:p text:style-name="P80">In isa.h:</text:p>
      <text:p text:style-name="P80">1) add the necessary goto label with a dispatch<text:line-break/>2) add the entries to the computed goto table and switch case</text:p>
      <text:p text:style-name="P95">in instructions.h:</text:p>
      <text:p text:style-name="P80">3) add the instruction to the assembler, including the number of arguments and the conversion to a “bytes” command, and increase the “n_insns” constant’s size. There are three arrays and one variable you must change, in total. You may also want to add a comment that will be emitted in disassemblies.</text:p>
      <text:p text:style-name="P80">In sisa16_asm.1:</text:p>
      <text:p text:style-name="P80">4) write documentation in the sisa16_asm.1 manual page about your addition</text:p>
      <text:h text:style-name="P149" text:outline-level="1"><text:bookmark-start text:name="__RefHeading___Toc2047_3134269758"/><text:span text:style-name="T129">Assembler Documentation </text:span><text:span text:style-name="T130">Overview</text:span><text:bookmark-end text:name="__RefHeading___Toc2047_3134269758"/></text:h>
      <text:p text:style-name="P65">The developer documentation for the sisa16 assembler is included in the manual page sisa16_asm.1, and should be provided to all programmers interested in writing programs for the platform.</text:p>
      <text:p text:style-name="P65"/>
      <text:p text:style-name="P66">The documentation for the emulator is included in the manual page sisa16_emu.1.</text:p>
      <text:p text:style-name="P65"/>
      <text:p text:style-name="P112"><text:span text:style-name="T10">The assembler manpage provides a quick overview of </text:span><text:span text:style-name="T34">the commandline args,</text:span><text:span text:style-name="T10"> every instruction in the instruction set, </text:span><text:span text:style-name="T34">and</text:span><text:span text:style-name="T10"> the </text:span><text:span text:style-name="T34">(dis)</text:span><text:span text:style-name="T10">assembly-time features of Sisa16. </text:span><text:span text:style-name="T13">It should serve as a fast reference when one is needed, whereas this </text:span><text:span text:style-name="T16">manual</text:span><text:span text:style-name="T14"> </text:span><text:span text:style-name="T13">serves primarily to teach </text:span><text:span text:style-name="T15">high level concepts.</text:span></text:p>
      <text:p text:style-name="P67"/>
      <text:p text:style-name="P60">A nicely-formatted, overly friendly <text:span text:style-name="T105">re-</text:span>listing of every single instruction <text:span text:style-name="T106">and assembler feature with a minimal complete example and a lollipop</text:span> is specifically omitted from this manual for the following reasons:<text:line-break/>1) Doing so would be too dissimilar from real micro controller documentation. Read official documentation on almost any real <text:span text:style-name="T107">popular </text:span>micro controller. They’re <text:span text:style-name="T101">poorly formatted tables with minimal comments,</text:span> and often contain broken english and horrible <text:span text:style-name="T103">spelling</text:span> errors. <text:span text:style-name="T101">Wrong information is common.</text:span> <text:span text:style-name="T65">Consider any such errors </text:span><text:span text:style-name="T67">in this manual </text:span><text:span text:style-name="T65">a “feature”. </text:span><text:span text:style-name="T104">Hand-holding to this extent would hinder the educational value of these tools.</text:span></text:p>
      <text:p text:style-name="P60">2) <text:span text:style-name="T102">It is important that all Engineering students learn how to read unix manual pages. Love it or hate it, every utility they will use in their career will probably be documented by them. Better they learn how to read them now than later.<text:line-break/>3) I don’t think it’s necessary.</text:span></text:p>
      <text:p text:style-name="P61">4) Exercise for the reader.</text:p>
      <text:p text:style-name="P61"/>
      <text:p text:style-name="P64">Important notes about the assembly language which may confuse readers:<text:line-break/><text:line-break/>* the semicolon is not used to denote a comment, it is used as a separator. This is also a function of the vertical bar or pipe character.<text:line-break/>* <text:span text:style-name="T109">Multiple instructions may be written on the same line.</text:span></text:p>
      <text:p text:style-name="P64">* <text:span text:style-name="T109">Python-style “#” comments as well as C++ style “//” comments are supported.</text:span></text:p>
      <text:p text:style-name="P64">* <text:span text:style-name="T109">All instructions that take more than one byte of arguments will typically use SPLIT syntax.</text:span></text:p>
      <text:p text:style-name="P64">%<text:span text:style-name="T109">0xEEFF% is semantically equivalent to 0xEE, 0xFF for instruction arguments.</text:span></text:p>
      <text:p text:style-name="P64">%/<text:span text:style-name="T109">0x1298CADF% is semantically equivalent to 0x12, 0x98, 0xCA, 0xDF for instruction arguments.</text:span></text:p>
      <text:p text:style-name="P64">%?<text:span text:style-name="T109">13.7% will parse the floating point number 13.7 and generate a comma separated list of four bytes similar to previous.</text:span></text:p>
      <text:p text:style-name="P64">%-<text:span text:style-name="T109">10% will take the decimal number ten and put it in a 32 bit variable, bitwise negate it, add one, and output the comma separated big endian list of bytes comprising it, effectively outputting negative ten twos complement.</text:span></text:p>
      <text:p text:style-name="P64">%<text:span text:style-name="T109">&amp;0xABCDEF% will generate a three-byte split, useful for `farld` and `farst` instructions.</text:span></text:p>
      <text:p text:style-name="P81">This is an artifact of how the assembler works.</text:p>
      <text:p text:style-name="P81"/>
      <text:p text:style-name="P143">Assembly Process</text:p>
      <text:p text:style-name="P118"><text:span text:style-name="T72">Author’s note: If you are not interested in writing a compiler or assembler yourself, I would recommend skipping this section. These details are largely unimportant for writing programs for Sisa16. </text:span><text:span text:style-name="T10"><text:line-break/><text:line-break/>The Sisa16 assembler is a very simple text-replacement based assembler. </text:span><text:span text:style-name="T23">Macros and assembly directives are evaluated, instructions are parsed, file construction code is generated</text:span><text:span text:style-name="T29">, and the binary is written in that order</text:span><text:span text:style-name="T23">. The best way to explain how the assembler works is</text:span><text:span text:style-name="T42"> bottom up</text:span><text:span text:style-name="T43">wards</text:span><text:span text:style-name="T29">.</text:span></text:p>
      <text:p text:style-name="P82"/>
      <text:p text:style-name="P121"><text:span text:style-name="T23">L</text:span><text:span text:style-name="T10">ines are read </text:span><text:span text:style-name="T27">and parsed</text:span><text:span text:style-name="T10"> from the .asm file one at a time, with backslashes escaping the newline to simulate an extended line (Some exceptions apply</text:span><text:span text:style-name="T29">- comments and string literals cannot escape the newline).</text:span><text:span text:style-name="T10"> This is at the very top of the main loop. The file is processed twice, so that forward referencing can be done (needed for forward jumps) </text:span><text:span text:style-name="T27">(Search for “/*Second pass to allow goto labels*/”)</text:span><text:span text:style-name="T10">. This is the loop which is contains the main loop </text:span><text:span text:style-name="T35">which iterates over individual lines</text:span><text:span text:style-name="T10">.</text:span></text:p>
      <text:p text:style-name="P85"/>
      <text:p text:style-name="P83">At the very bottom, the assembler has a few basic things it can do (Search in assembler.c for “/*VERY_BASIC_THINGS_IT_CAN_DO*/”)</text:p>
      <text:p text:style-name="P83"/>
      <text:p text:style-name="P83">* bytes can be written to the output counter. (“bytes”)</text:p>
      <text:p text:style-name="P83">* shorts can be written to the output counter. (“shorts”)</text:p>
      <text:p text:style-name="P84">* the output counter can be moved. (“section”)</text:p>
      <text:p text:style-name="P84">* <text:span text:style-name="T147">the output counter can be moved to a region boundar (“region”)</text:span><text:line-break/>* A region of memory can be filled with a single byte value. (“fill”)</text:p>
      <text:p text:style-name="P83">* the ouput counter can be moved specifically on the second pass (“asm_fix_outputcounter”)<text:line-break/>* the status of the assembler can be printed to standard out (“asm_print”)</text:p>
      <text:p text:style-name="P83">* A region restriction can be started, overriding a page restriction. (“asm_begin_region_restriction”)<text:line-break/>* A page restriction can be started, overriding a region restriction. (“asm_begin_page_restriction”)<text:line-break/>* The active restriction can be ended. (“asm_end_restriction”)<text:line-break/>* All macro variables can be dumped. (“asm_vars”)<text:line-break/>* Assembly can be halted. (“asm_quit”)</text:p>
      <text:p text:style-name="P83"/>
      <text:p text:style-name="P122"><text:span text:style-name="T10">These very basic operations are parsed in a semicolon-separated fashion until the end of the line or a vertical bar. After this is finished, if a vertical bar is present in the line, everything before the vertical bar is removed and the line is re-evaluated </text:span><text:span text:style-name="T33">through all steps of the process.</text:span></text:p>
      <text:p text:style-name="P86"/>
      <text:p text:style-name="P124"><text:span text:style-name="T10">It should be noted there are some other basic operations that the assembler can perform, but they are recognized at the very top of the main loop </text:span><text:span text:style-name="T30">rather than the bottom</text:span><text:span text:style-name="T10">:<text:line-break/>* The assembler can include arbitrary data with ASM_data_include</text:span></text:p>
      <text:p text:style-name="P87">* The assembler can push a file onto the parsing stack with ASM_header, which starts parsing that file until it ends, and then returns to the current one. </text:p>
      <text:p text:style-name="P87">* The assembler can include a string literal at any point in the file. These are recognized before pre-preprocessing. </text:p>
      <text:p text:style-name="P83"/>
      <text:p text:style-name="P119"><text:span text:style-name="T10">An instruction is a sequence of bytes comprised of an opcode and arguments. All opcodes and arguments are converted </text:span><text:span text:style-name="T31">directly </text:span><text:span text:style-name="T10">to “bytes” commands by text replacement </text:span><text:span text:style-name="T24">before the very bottom</text:span><text:span text:style-name="T10">. </text:span><text:soft-page-break/><text:span text:style-name="T10">This is why multi-byte arguments must be specified as comma separated </text:span><text:span text:style-name="T31">integers</text:span><text:span text:style-name="T10">. Instruction expansion is the stage where opcodes </text:span><text:span text:style-name="T24">and their comma-separated byte arguments are turned into bytes commands. (Search for “/*INSN_EXPANSION_STAGE*/” in assembler.c)</text:span></text:p>
      <text:p text:style-name="P89"/>
      <text:p text:style-name="P119"><text:span text:style-name="T24">* First, an instruction is recognized </text:span><text:span text:style-name="T33">before any vertical bars on the line</text:span><text:span text:style-name="T24">. </text:span><text:span text:style-name="T32">It is checked to see if there is a longer instruction could be made from the same spot, to prevent, for instance, “llb” from being impossible to parse due to “lb” being inside of it.</text:span><text:span text:style-name="T24"><text:line-break/>* Then, the number of arguments is counted and verified. If an incorrect number of bytes are given for arguments, then an assembly-time error is emitted.<text:line-break/>* Finally, a “bytes” command replaces the name of the instruction.</text:span></text:p>
      <text:p text:style-name="P120"><text:span text:style-name="T24">* These steps are repeated until an instruction is not recognized on the current line.<text:line-break/><text:line-break/>Before this, though, Macro definitions must be recognized. VAR# lines. </text:span><text:span text:style-name="T25">(Search assembler.c for “/*MACRO_DEFINITION_STAGE*/”).</text:span></text:p>
      <text:p text:style-name="P86"/>
      <text:p text:style-name="P90"><text:s/>A VAR line has two portions:<text:line-break/>* A portion specifying the name of the macro, between the pound symbols<text:line-break/>* A portion specifying the contents of the macro, after the second pound symbol.</text:p>
      <text:p text:style-name="P89"/>
      <text:p text:style-name="P121"><text:span text:style-name="T10">Macro names are validated to ensure that they won’t generate conflicts with Sisa16 assembler’s reserved namespaces, keywords, or instructions. Bad macro names generate errors. Macros that are </text:span>redefining<text:span text:style-name="T10"> or have the potential to </text:span>conflict<text:span text:style-name="T10"> emit a warning and set a flag. Non-redefining macros are checked on the second pass </text:span><text:span text:style-name="T25">to ensure that they have the same value as they did the first time, as this is almost certainly a programming error. Macro definition lines do not proceed to the instruction expansion or code generation phases of assembly, nor do they take vertical bars into account (The vertical bar is </text:span><text:span text:style-name="T71">part </text:span><text:span text:style-name="T25">of the macro). It is important to note that Sisa16’s assembler does not allow for more than about 655</text:span><text:span text:style-name="T36">28</text:span><text:span text:style-name="T25"> macros to be defined. This should be enough for any well-written program, but it may be an issue if you are writing a compiler for the platform. </text:span></text:p>
      <text:p text:style-name="P91"/>
      <text:p text:style-name="P123"><text:span text:style-name="T10">Before this, macro expansion must take place. (Search for “/*MACRO_EXPANSION*/”). On VAR# lines, only some of the macros are allowed to be expanded, such as the @ sign. Otherwise, all macros are expanded. </text:span><text:span text:style-name="T36">Macros are expanded only if they occur before a vertical bar. </text:span><text:span text:style-name="T10">The last defined macro that matches, which does not overlap with a longer matching macro will be expanded first. Macros are only expanded before a vertical bar. This is true even for a VAR# line, so you can prevent built-in macros such as the @ sign from being evaluated by prefixing the macro definition with a vertical bar.<text:line-break/><text:line-break/>Macro expansion </text:span><text:span text:style-name="T27">(or, preprocessing)</text:span><text:span text:style-name="T10"> repeatedly identifies macros and replaces them until either the macro replacement limit is reached, or there are no macros left to be expanded. </text:span><text:span text:style-name="T26">Macro expansion may be interrupted if a pre-preprocessing directive is discovered at any point during macro expansion before a vertical bar on a “normal” line.</text:span></text:p>
      <text:p text:style-name="P88"/>
      <text:p text:style-name="P34"><text:span text:style-name="T27">Pre-preprocessing </text:span><text:span text:style-name="T28">is the step which takes place </text:span><text:span text:style-name="T59">before macro expansion</text:span><text:span text:style-name="T28">. </text:span><text:span text:style-name="T59">Syntactic sugars such as “:label:” </text:span><text:span text:style-name="T60">and “.mymacro:”</text:span><text:span text:style-name="T59">are handled.</text:span></text:p>
      <text:p text:style-name="P132"/>
      <text:p text:style-name="P131"><text:soft-page-break/>You should now have a reasonably strong grasp of how the assembly language is parsed and how the final file is created. </text:p>
      <text:p text:style-name="P131"/>
      <text:p text:style-name="P136">Design Decisions and Critique</text:p>
      <text:p text:style-name="P134"><text:span text:style-name="T120"><text:line-break/></text:span>If you are a programming language fanatic, you may recognize that this is a very unusual, or at least uncommon way of writing a programming language parser and lexer. <text:span text:style-name="T120">The code certainly has its flaws, but I still think it’s better than most assemblers I’ve seen. It is also very small.</text:span></text:p>
      <text:p text:style-name="P134"/>
      <text:p text:style-name="P134"><text:span text:style-name="T120">You might also recognize that unlike most assembly languages, you may have multiple instructions on a single line. This is mostly for organizational purposes- When writing a subroutine in Sisa16, you probably already have a rough grasp of what the C statements it equates to would look like. I like to organize instructions that represent a single </text:span><text:span text:style-name="T6">idea</text:span><text:span text:style-name="T120"> on a single line. If I just want to increment a variable, I don’t want to put loading the variable, incrementing the register, and saving it back to be on separate lines. It would be “var++”, or “var = var + 1” if you were writing it in a high level language, so I think it should be conceptually organized the same way in the code. (It also made writing macros easier…)</text:span></text:p>
      <text:p text:style-name="P133"/>
      <text:p text:style-name="P135">My design decisions with the assembler strayed from others largely out of disgust with the stuffy, visually ugly display of many assembly languages. <text:span text:style-name="T121">Vasm is probably the nicest looking I’ve ever seen, but I still prefer Sisa16. Even the inappropriate syntax highlighting of my favorite editor still leaves Sisa16 a far prettier language. </text:span></text:p>
      <text:h text:style-name="P149" text:outline-level="1"><text:bookmark-start text:name="__RefHeading___Toc2049_3134269758"/>Moving things around, Variables<text:bookmark-end text:name="__RefHeading___Toc2049_3134269758"/></text:h>
      <text:p text:style-name="P62">Sisa16, like many other architectures, is a load/store architecture. There is no “mov”, but there is an “lda”. <text:span text:style-name="T108">You can load an immediate value into a register, load from a memory location, store to a memory location, indirectly load from memory through a register, indirectly store to a memory location through a register, and copy values between registers.</text:span></text:p>
      <text:p text:style-name="P62"><text:line-break/>The following bit of code increments the single byte value at address 500 (dec) in memory:</text:p>
      <text:p text:style-name="P62"/>
      <text:p text:style-name="P39">;lda %500%;lb 1;add;sta %500%;</text:p>
      <text:p text:style-name="P62"/>
      <text:p text:style-name="P62">(note that lb 1;add; can be replaced with aincr; and achieve the same result)</text:p>
      <text:p text:style-name="P62"/>
      <text:p text:style-name="P62">This, in order:<text:line-break/>* Loads the value from M[500] into register A.</text:p>
      <text:p text:style-name="P62">* Puts the <text:span text:style-name="T131">immediate </text:span>value 1 into register B.</text:p>
      <text:p text:style-name="P62">* Adds the registers A and B and puts the result in A.</text:p>
      <text:p text:style-name="P62">* Stores the value in the A register at M[500].</text:p>
      <text:p text:style-name="P62"/>
      <text:p text:style-name="P62">if there is an array of 8 bytes at location 0xE0AA and you want to load the byte indicated by register ‘a’ this is how you’d do it:<text:line-break/><text:line-break/><text:span text:style-name="T93">;</text:span><text:span text:style-name="T94">lb 8;mod;</text:span><text:span text:style-name="T93">llb %0xE0AA%; add; </text:span><text:span text:style-name="T94">ca;</text:span><text:span text:style-name="T93"> ilda;</text:span></text:p>
      <text:p text:style-name="P39"/>
      <text:p text:style-name="P63">This, in order:<text:line-break/>* Loads the single-byte <text:span text:style-name="T132">immediate</text:span> value “8” into register B.</text:p>
      <text:p text:style-name="P63">* Performs an <text:span text:style-name="T113">unsigned </text:span>integer modulo of register A by register B and stores the result in A.</text:p>
      <text:p text:style-name="P63">* Loads the 16 byte value 0xE0AA (hex!) into register B.<text:line-break/>* Adds registers A and B.<text:line-break/>* transfers the contents of the 16 bit “A” register to the “C” register.</text:p>
      <text:p text:style-name="P63">* Uses the contents of the C register to perform an indirect single-byte load into a.</text:p>
      <text:p text:style-name="P63"><text:line-break/><text:span text:style-name="T110">Both of these examples operate only in the first 64k “region” of memory, the “Zero region”. To access the rest of memory, you must use the far memory system.</text:span></text:p>
      <text:p text:style-name="P63"/>
      <text:p text:style-name="P68">If there is short variable at 0xAFEE23, you can load it into register A like this;</text:p>
      <text:p text:style-name="P63"/>
      <text:p text:style-name="P40">;<text:span text:style-name="T110">farllda %&amp;0xAFEE23%;</text:span></text:p>
      <text:p text:style-name="P40"/>
      <text:p text:style-name="P68">Or store it like this:</text:p>
      <text:p text:style-name="P68"/>
      <text:p text:style-name="P41">;<text:span text:style-name="T110">farstla %&amp;0xAFEE23%;</text:span></text:p>
      <text:p text:style-name="P139">Of course, you can access more than just single variables. You can also do indirect memory accesses. Assuming that the aforementioned memory location is actually the start of an array of <text:span text:style-name="T112">two-byte values</text:span>, of length 13, and you have an index into it in register A...<text:line-break/><text:line-break/><text:span text:style-name="T93">;sc %0xAF%;lb 13; mod;lb2; mul;llb %</text:span><text:span text:style-name="T95">0x</text:span><text:span text:style-name="T93">EE23%; add; ba; farillda;</text:span></text:p>
      <text:p text:style-name="P46"/>
      <text:p text:style-name="P68">In order, this:</text:p>
      <text:p text:style-name="P68">* Sets the C register to 0x00AF, <text:span text:style-name="T113">the region in which the array resides.</text:span></text:p>
      <text:p text:style-name="P68">* loads 13 <text:span text:style-name="T112">(decimal)</text:span> into register B<text:line-break/>* Performs a modulo and stores the result in A. <text:span text:style-name="T111">This guarantees that no out-of-bounds memory access occurs if A is larger than length of the array.</text:span></text:p>
      <text:p text:style-name="P68">* Loads 2 into register B. <text:span text:style-name="T112">(An element in the array is two bytes in size)</text:span><text:line-break/>* Multiplies A and B and stores the result in A. <text:span text:style-name="T111">This corrects for the size of elements in the array.</text:span><text:line-break/>* Loads 0xEE23 into register B.</text:p>
      <text:p text:style-name="P68">* Adds registers B and A, and stores the result in A.</text:p>
      <text:p text:style-name="P68">* moves the value from register A to register B.</text:p>
      <text:p text:style-name="P68">* performs a “far memory load” into A</text:p>
      <text:p text:style-name="P68"/>
      <text:p text:style-name="P69">the effect is thus like this piece of C code:<text:line-break/></text:p>
      <text:p text:style-name="P42">register short A;</text:p>
      <text:p text:style-name="P42"/>
      <text:p text:style-name="P43">/*</text:p>
      <text:p text:style-name="P43"><text:tab/>A had an index placed in it at some point…</text:p>
      <text:p text:style-name="P43">*/</text:p>
      <text:p text:style-name="P42"/>
      <text:p text:style-name="P42">A = ((unsigned short*)0xAFEE23)[A%13];</text:p>
      <text:p text:style-name="P69"/>
      <text:p text:style-name="P70">If you’ve looked at a disassembly of compiled C code in almost any other language, this should seem very straightforward to you. Note that unlike a more complex assembly language like <text:span text:style-name="T112">x</text:span>86, there is no “lea” instruction which performs a fused <text:span text:style-name="T112">integer </text:span>multiply-add, nor a MOV instruction which can <text:span text:style-name="T112">compute array offsets automatically. Arithmetic operations always have their results place in the accumulator (register A for 16 bit operations, register RX0 for 32 bit operations) rather than being specified in the arguments of an instruction.</text:span></text:p>
      <text:p text:style-name="P70"/>
      <text:p text:style-name="P71">You could also have performed the operation like this:</text:p>
      <text:p text:style-name="P71"/>
      <text:p text:style-name="P44">;<text:span text:style-name="T110">lb 13; mod;lb 2;mul;</text:span>lrx0 %/0xAFEE23%;rx1a;rxadd;cbrx0;farillda;</text:p>
      <text:p text:style-name="P44"/>
      <text:p text:style-name="P71">This form is more general, but also more dangerous. It is possible using this pattern to access arrays that cross region boundaries, since incrementing beyond the region boundary will not loop to the beginning of the 64k region as with the previous examples. However, care must be taken that the array is properly aligned. A single element in the array cannot straddle the region boundary. <text:span text:style-name="T114">That is to say, you cannot have a two-byte “short” value starting at 0xAFffFF, as the indirect memory access would </text:span><text:soft-page-break/><text:span text:style-name="T114">not properly load the byte at 0xB00000 as the low byte, but rather the one at 0xAF0000. This is an intentional design choice of the architecture, as it mirrors the quirks of a real-life microprocessor which uses 16 bit arithmetic. </text:span></text:p>
      <text:p text:style-name="P71"/>
      <text:p text:style-name="P125">Large Copies</text:p>
      <text:p text:style-name="P92"/>
      <text:p text:style-name="P92">Let’s say you have a lot of memory you want to copy, all at once. You could write a routine which copies individual bytes one at a time. Indeed, this would be the most flexible. However if you are copying large amounts of data this could be very slow. There are two instructions that can help you: farpagel and farpagest.</text:p>
      <text:p text:style-name="P92"/>
      <text:p text:style-name="P50">;lla %10%; sc %20%; farpagel;</text:p>
      <text:p text:style-name="P92"/>
      <text:p text:style-name="P92">This copies 256 bytes from the page in memory indexed by “20” decimal, to the page indexed by “10” decimal. In the memory map, there are 65,536 pages of size 256 bytes.</text:p>
      <text:p text:style-name="P92"/>
      <text:p text:style-name="P92">farpagest swaps the order of the arguments. The page indexed by C is the destination, while A is the source. </text:p>
      <text:p text:style-name="P92"/>
      <text:h text:style-name="P149" text:outline-level="1"><text:bookmark-start text:name="__RefHeading___Toc2051_3134269758"/>Control flow<text:bookmark-end text:name="__RefHeading___Toc2051_3134269758"/></text:h>
      <text:p text:style-name="P72">Control flow in SISA16 uses fixed (rather than relative) addressing.</text:p>
      <text:p text:style-name="P72"/>
      <text:p text:style-name="P47">;sc %0x500%; jmp;</text:p>
      <text:p text:style-name="P47"/>
      <text:p text:style-name="P114"><text:span text:style-name="T10">This unconditionally jumps to the address 0x500. </text:span><text:span text:style-name="T22">This is also sometimes referred to as a “branch”.</text:span><text:span text:style-name="T10"> </text:span><text:span text:style-name="T22">Sisa16 also has</text:span><text:span text:style-name="T10"> conditional branching. The following code jumps to 500 if the A and B registers are equal:</text:span></text:p>
      <text:p text:style-name="P72"/>
      <text:p text:style-name="P47">;cmp;sc %0x500%;jmpifeq;</text:p>
      <text:p text:style-name="P47"/>
      <text:p text:style-name="P114"><text:span text:style-name="T10">Or conversely, if they are </text:span>not<text:span text:style-name="T10"> equal:</text:span></text:p>
      <text:p text:style-name="P47"/>
      <text:p text:style-name="P47">;cmp;sc %0x500%;jmpifneq;</text:p>
      <text:p text:style-name="P75"/>
      <text:p text:style-name="P72">Notice the usage of “cmp”. There are <text:span text:style-name="T133">four</text:span> comparison instructions, “cmp”, “rxcmp”, “<text:span text:style-name="T133">rxicmp”,</text:span> and “fltcmp”.</text:p>
      <text:p text:style-name="P72"/>
      <text:p text:style-name="P72">cmp will set A to zero if A is less than B, one if A equals B, and two if A is greater than B.</text:p>
      <text:p text:style-name="P72">rxcmp puts the exact same values in A, but performs tests on RX0 and RX1 instead of A and B, respectively.</text:p>
      <text:p text:style-name="P93">Rxicmp functions identically to rxcmp, but treats RX0 and RX1 as signed, so -1 will be less than 0.</text:p>
      <text:p text:style-name="P72">Fltcmp functions identically to rx<text:span text:style-name="T133">i</text:span>cmp but does 32 bit <text:span text:style-name="T5">floating point</text:span> comparisons. The semantics are more important with fltcmp:</text:p>
      <text:p text:style-name="P72">* If RX0 holds the floating point value for negative zero and RX1 hold<text:span text:style-name="T134">s</text:span> positive zero, or vice versa, they are considered equal.</text:p>
      <text:p text:style-name="P72">* Positive infinity is always considered greater than everything except itself.</text:p>
      <text:p text:style-name="P72">* Negative infinity is always considered less than everything except itself.</text:p>
      <text:p text:style-name="P72">* <text:span text:style-name="T115">NAN is considered equal to everything. This is in opposition to the IEEE 754 standard, but is intentional: a NAN should always be considered erroneous for a floating point value. It should never be used as a magic value. </text:span></text:p>
      <text:p text:style-name="P72"/>
      <text:p text:style-name="P72">Alright, but how do you use this to create an “if” statement? You can use <text:span text:style-name="T5">labels</text:span>.</text:p>
      <text:p text:style-name="P72">In Sisa16, labels are simply assembly-time variables which contain nothing but a memory address. <text:span text:style-name="T116">You can create them like this, on their own line:</text:span></text:p>
      <text:p text:style-name="P72"/>
      <text:p text:style-name="P45">VAR#myLabel#@</text:p>
      <text:p text:style-name="P72"/>
      <text:p text:style-name="P94">Alternatively, you can use <text:span text:style-name="T147">one of</text:span> the<text:span text:style-name="T147">se</text:span> syntactic sugar<text:span text:style-name="T147">s</text:span>:</text:p>
      <text:p text:style-name="P94"/>
      <text:p text:style-name="P51">:myLabel:</text:p>
      <text:p text:style-name="P52">myLabel:</text:p>
      <text:p text:style-name="P72"><text:soft-page-break/></text:p>
      <text:p text:style-name="P73">The following complete program <text:span text:style-name="T147">is a truth machine. Any key pressed except the “1” key will result in immediate termination, while “1” will result in printing “1” forever.</text:span></text:p>
      <text:p text:style-name="P53"/>
      <text:p text:style-name="P53">..main:</text:p>
      <text:p text:style-name="P53">getchar; </text:p>
      <text:p text:style-name="P53">putchar;</text:p>
      <text:p text:style-name="P53">lb '1'; cmp;</text:p>
      <text:p text:style-name="P53">sc %Lbl_false%; jmpifneq;</text:p>
      <text:p text:style-name="P53">sc %Lbl_true%; jmp;</text:p>
      <text:p text:style-name="P53"/>
      <text:p text:style-name="P53">:Lbl_false:</text:p>
      <text:p text:style-name="P53"><text:tab/>halt;</text:p>
      <text:p text:style-name="P53">:Lbl_true:</text:p>
      <text:p text:style-name="P53"><text:tab/>la '1';</text:p>
      <text:p text:style-name="P53"><text:tab/>cpc; </text:p>
      <text:p text:style-name="P53"><text:tab/>putchar; </text:p>
      <text:p text:style-name="P53"><text:tab/>jmp;</text:p>
      <text:p text:style-name="P75"/>
      <text:p text:style-name="P75"/>
      <text:p text:style-name="P113"><text:span text:style-name="T17">You may have noticed that </text:span><text:span text:style-name="T10">Sisa16 uses 16 bit numbers for its control flow. The program counter, for instance, is 16 bit. How, then, does one execute code outside the first 64k?</text:span></text:p>
      <text:p text:style-name="P75"/>
      <text:p text:style-name="P75">The CPU has a secret 8-bit register called the “Program counter region” which specifies the 64k portion of memory that the program counter is currently loading opcodes and operands from. </text:p>
      <text:p text:style-name="P75"/>
      <text:p text:style-name="P76">It is changed by these instructions:<text:line-break/>* lfarpc</text:p>
      <text:p text:style-name="P76">* farcall</text:p>
      <text:p text:style-name="P76">* farret</text:p>
      <text:p text:style-name="P115"><text:span text:style-name="T10">* </text:span><text:span text:style-name="T18">farjmprx0</text:span></text:p>
      <text:p text:style-name="P74"/>
      <text:p text:style-name="P116"><text:span text:style-name="T18">i</text:span><text:span text:style-name="T10">t is very typical (for reasons that will be explained later) to want the code of your program to be outside the first region of memory. So it is very typical to see this:</text:span></text:p>
      <text:p text:style-name="P77"/>
      <text:p text:style-name="P48">section 0x10000;</text:p>
      <text:p text:style-name="P48"><text:tab/>//code…</text:p>
      <text:p text:style-name="P48"/>
      <text:p text:style-name="P49">section 0;</text:p>
      <text:p text:style-name="P49"><text:tab/>la 1; </text:p>
      <text:p text:style-name="P49"><text:tab/>lfarpc;</text:p>
      <text:p text:style-name="P48"/>
      <text:p text:style-name="P117"><text:span text:style-name="T10">If you haven’t read the manual pages, note the use of “section” to set the code generation location. The empty area in memory between the “lfarpc” and the code at 0x10000 is filled with zeroes. Also note </text:span><text:soft-page-break/><text:span text:style-name="T10">that </text:span><text:span text:style-name="T19">the order of</text:span><text:span text:style-name="T21"> </text:span><text:span text:style-name="T19">the two sections </text:span><text:span text:style-name="T21">in the assembly file</text:span><text:span text:style-name="T19"> is irrelevant. Code generation may occur in any order </text:span><text:span text:style-name="T20">the programmer desires.</text:span></text:p>
      <text:p text:style-name="P142">Switch Case</text:p>
      <text:p text:style-name="P78">In SISA16 it is possible to create a jump table, an equivalent of switch-case in C.</text:p>
      <text:p text:style-name="P78"/>
      <text:p text:style-name="P78">Here is an example program which reads a single byte from the keyboard and prints its hexidecimal value to standard out:</text:p>
      <text:p text:style-name="P137"/>
      <text:p text:style-name="P57">section 0;</text:p>
      <text:p text:style-name="P57"><text:tab/>sc %10%; jmp;</text:p>
      <text:p text:style-name="P57">section 10;</text:p>
      <text:p text:style-name="P57"><text:tab/>getchar;</text:p>
      <text:p text:style-name="P57"><text:tab/>apush;</text:p>
      <text:p text:style-name="P57"><text:tab/>lb 4;rsh;</text:p>
      <text:p text:style-name="P57"><text:tab/>lb0xf;and;</text:p>
      <text:p text:style-name="P57"><text:tab/>lb 7;mul;</text:p>
      <text:p text:style-name="P57"><text:tab/>llb %printbytehex_jmptable_1%; add;ca;jmp;</text:p>
      <text:p text:style-name="P57"><text:tab/>VAR#printbytehex_jmptable_1#@</text:p>
      <text:p text:style-name="P57"><text:tab/><text:tab/>la0x30;putchar;sc%printbytehex_jmptable_1_end%;jmp</text:p>
      <text:p text:style-name="P57"><text:tab/><text:tab/>la0x31;putchar;sc%printbytehex_jmptable_1_end%;jmp</text:p>
      <text:p text:style-name="P57"><text:tab/><text:tab/>la0x32;putchar;sc%printbytehex_jmptable_1_end%;jmp</text:p>
      <text:p text:style-name="P57"><text:tab/><text:tab/>la0x33;putchar;sc%printbytehex_jmptable_1_end%;jmp</text:p>
      <text:p text:style-name="P57"><text:tab/><text:tab/>la0x34;putchar;sc%printbytehex_jmptable_1_end%;jmp</text:p>
      <text:p text:style-name="P57"><text:tab/><text:tab/>la0x35;putchar;sc%printbytehex_jmptable_1_end%;jmp</text:p>
      <text:p text:style-name="P57"><text:tab/><text:tab/>la0x36;putchar;sc%printbytehex_jmptable_1_end%;jmp</text:p>
      <text:p text:style-name="P57"><text:tab/><text:tab/>la0x37;putchar;sc%printbytehex_jmptable_1_end%;jmp</text:p>
      <text:p text:style-name="P57"><text:tab/><text:tab/>la0x38;putchar;sc%printbytehex_jmptable_1_end%;jmp</text:p>
      <text:p text:style-name="P57"><text:tab/><text:tab/>la0x39;putchar;sc%printbytehex_jmptable_1_end%;jmp</text:p>
      <text:p text:style-name="P57"><text:tab/><text:tab/>la0x41;putchar;sc%printbytehex_jmptable_1_end%;jmp</text:p>
      <text:p text:style-name="P57"><text:tab/><text:tab/>la0x42;putchar;sc%printbytehex_jmptable_1_end%;jmp</text:p>
      <text:p text:style-name="P57"><text:tab/><text:tab/>la0x43;putchar;sc%printbytehex_jmptable_1_end%;jmp</text:p>
      <text:p text:style-name="P57"><text:tab/><text:tab/>la0x44;putchar;sc%printbytehex_jmptable_1_end%;jmp</text:p>
      <text:p text:style-name="P57"><text:tab/><text:tab/>la0x45;putchar;sc%printbytehex_jmptable_1_end%;jmp</text:p>
      <text:p text:style-name="P57"><text:tab/><text:tab/>la0x46;putchar;sc%printbytehex_jmptable_1_end%;jmp</text:p>
      <text:p text:style-name="P57"><text:tab/>VAR#printbytehex_jmptable_1_end#@</text:p>
      <text:p text:style-name="P57"><text:tab/>apop;lb 15;and;lb7;mul;</text:p>
      <text:p text:style-name="P57"><text:tab/>llb%printbytehex_jmptable_2%;add;ca;jmp;</text:p>
      <text:p text:style-name="P57"><text:tab/>VAR#printbytehex_jmptable_2#@</text:p>
      <text:p text:style-name="P57"><text:tab/><text:tab/>la0x30;putchar;sc%printbytehex_jmptable_2_end%;jmp</text:p>
      <text:p text:style-name="P57"><text:tab/><text:tab/>la0x31;putchar;sc%printbytehex_jmptable_2_end%;jmp</text:p>
      <text:p text:style-name="P57"><text:tab/><text:tab/>la0x32;putchar;sc%printbytehex_jmptable_2_end%;jmp</text:p>
      <text:p text:style-name="P57"><text:tab/><text:tab/>la0x33;putchar;sc%printbytehex_jmptable_2_end%;jmp</text:p>
      <text:p text:style-name="P57"><text:tab/><text:tab/>la0x34;putchar;sc%printbytehex_jmptable_2_end%;jmp</text:p>
      <text:p text:style-name="P57"><text:tab/><text:tab/>la0x35;putchar;sc%printbytehex_jmptable_2_end%;jmp</text:p>
      <text:p text:style-name="P57"><text:tab/><text:tab/>la0x36;putchar;sc%printbytehex_jmptable_2_end%;jmp</text:p>
      <text:p text:style-name="P57"><text:tab/><text:tab/>la0x37;putchar;sc%printbytehex_jmptable_2_end%;jmp</text:p>
      <text:p text:style-name="P57"><text:tab/><text:tab/>la0x38;putchar;sc%printbytehex_jmptable_2_end%;jmp</text:p>
      <text:p text:style-name="P57"><text:tab/><text:tab/>la0x39;putchar;sc%printbytehex_jmptable_2_end%;jmp</text:p>
      <text:p text:style-name="P57"><text:tab/><text:tab/>la0x41;putchar;sc%printbytehex_jmptable_2_end%;jmp</text:p>
      <text:p text:style-name="P57"><text:tab/><text:tab/>la0x42;putchar;sc%printbytehex_jmptable_2_end%;jmp</text:p>
      <text:p text:style-name="P57"><text:tab/><text:tab/>la0x43;putchar;sc%printbytehex_jmptable_2_end%;jmp</text:p>
      <text:p text:style-name="P57"><text:tab/><text:tab/>la0x44;putchar;sc%printbytehex_jmptable_2_end%;jmp</text:p>
      <text:p text:style-name="P57"><text:tab/><text:tab/>la0x45;putchar;sc%printbytehex_jmptable_2_end%;jmp</text:p>
      <text:p text:style-name="P57"><text:tab/><text:tab/>la0x46;putchar;sc%printbytehex_jmptable_2_end%;jmp</text:p>
      <text:p text:style-name="P57"><text:tab/>VAR#printbytehex_jmptable_2_end#@</text:p>
      <text:p text:style-name="P57"><text:tab/>halt;</text:p>
      <text:p text:style-name="P57"/>
      <text:p text:style-name="P96"/>
      <text:p text:style-name="P141">This program written in C would look like this:</text:p>
      <text:p text:style-name="P56">int main(){</text:p>
      <text:p text:style-name="P55"><text:tab/>unsigned char a = getchar();</text:p>
      <text:p text:style-name="P55"><text:tab/>switch((a &amp; 0xf0)&gt;&gt;4){</text:p>
      <text:p text:style-name="P55"><text:tab/><text:tab/>case 0: putchar('0'); break;</text:p>
      <text:p text:style-name="P55"><text:tab/><text:tab/>case 1: putchar('1'); break;</text:p>
      <text:p text:style-name="P55"><text:tab/><text:tab/>case 2: putchar('2'); break;</text:p>
      <text:p text:style-name="P55"><text:tab/><text:tab/>case 3: putchar('3'); break;</text:p>
      <text:p text:style-name="P55"><text:tab/><text:tab/>case 4: putchar('4'); break;</text:p>
      <text:p text:style-name="P55"><text:tab/><text:tab/>case 5: putchar('5'); break;</text:p>
      <text:p text:style-name="P55"><text:tab/><text:tab/>case 6: putchar('6'); break;</text:p>
      <text:p text:style-name="P55"><text:tab/><text:tab/>case 7: putchar('7'); break;</text:p>
      <text:p text:style-name="P55"><text:tab/><text:tab/>case 8: putchar('8'); break;</text:p>
      <text:p text:style-name="P55"><text:tab/><text:tab/>case 9: putchar('9'); break;</text:p>
      <text:p text:style-name="P55"><text:tab/><text:tab/>case 0xA: putchar('A'); break;</text:p>
      <text:p text:style-name="P55"><text:tab/><text:tab/>case 0xB: putchar('B'); break;</text:p>
      <text:p text:style-name="P55"><text:tab/><text:tab/>case 0xC: putchar('C'); break;</text:p>
      <text:p text:style-name="P55"><text:tab/><text:tab/>case 0xD: putchar('D'); break;</text:p>
      <text:p text:style-name="P55"><text:tab/><text:tab/>case 0xE: putchar('E'); break;</text:p>
      <text:p text:style-name="P55"><text:tab/><text:tab/>case 0xF: putchar('F'); break;</text:p>
      <text:p text:style-name="P55"><text:tab/>}</text:p>
      <text:p text:style-name="P55"><text:tab/>switch(a &amp; 0x0f){</text:p>
      <text:p text:style-name="P55"><text:tab/><text:tab/>case 0: putchar('0'); break;</text:p>
      <text:p text:style-name="P55"><text:tab/><text:tab/>case 1: putchar('1'); break;</text:p>
      <text:p text:style-name="P55"><text:tab/><text:tab/>case 2: putchar('2'); break;</text:p>
      <text:p text:style-name="P55"><text:tab/><text:tab/>case 3: putchar('3'); break;</text:p>
      <text:p text:style-name="P55"><text:tab/><text:tab/>case 4: putchar('4'); break;</text:p>
      <text:p text:style-name="P55"><text:tab/><text:tab/>case 5: putchar('5'); break;</text:p>
      <text:p text:style-name="P55"><text:tab/><text:tab/>case 6: putchar('6'); break;</text:p>
      <text:p text:style-name="P55"><text:tab/><text:tab/>case 7: putchar('7'); break;</text:p>
      <text:p text:style-name="P55"><text:tab/><text:tab/>case 8: putchar('8'); break;</text:p>
      <text:p text:style-name="P55"><text:tab/><text:tab/>case 9: putchar('9'); break;</text:p>
      <text:p text:style-name="P55"><text:tab/><text:tab/>case 0xA: putchar('A'); break;</text:p>
      <text:p text:style-name="P55"><text:tab/><text:tab/>case 0xB: putchar('B'); break;</text:p>
      <text:p text:style-name="P55"><text:tab/><text:tab/>case 0xC: putchar('C'); break;</text:p>
      <text:p text:style-name="P55"><text:tab/><text:tab/>case 0xD: putchar('D'); break;</text:p>
      <text:p text:style-name="P55"><text:tab/><text:tab/>case 0xE: putchar('E'); break;</text:p>
      <text:p text:style-name="P55"><text:tab/><text:tab/>case 0xF: putchar('F'); break;</text:p>
      <text:p text:style-name="P55"><text:tab/>}</text:p>
      <text:p text:style-name="P55"><text:tab/>return 0;</text:p>
      <text:p text:style-name="P55">}</text:p>
      <text:p text:style-name="P96"/>
      <text:p text:style-name="P98">Just from the visual shape and indentation of the code, you can tell there are similarities, and perhaps you understand now why C is often called a “portable assembly language”. <text:span text:style-name="T117">Here’s what’s happening:<text:line-break/>* First, we jump to 10 (decimal) in the binary. This is to leave some space for the stack. We technically don’t need to do this in this instance (The getchar instruction would simply be overwritten with apush), but it makes the code easier to think about.</text:span></text:p>
      <text:p text:style-name="P101">* A character is read from the standard input.<text:line-break/>* The high hex digit is checked and a computed jump is done to one of sixteen different possible values it could have- 0 through F in hex. This hex digit is printed.</text:p>
      <text:p text:style-name="P97">* <text:span text:style-name="T117">The same is done for the low hex digit.</text:span></text:p>
      <text:p text:style-name="P97"/>
      <text:p text:style-name="P99">Note the “lb 7; mul;” before the jump in the sisa16 assembly code. This is the width of each jump table entry. Just like accessing an array of multi-byte elements, the stride must be taken into account <text:span text:style-name="T118">when performing a computed jump in a jump table. This was calculated by hand. <text:line-break/><text:line-break/>Astute readers may notice that this code could be made substantially smaller by simply looping the switch-case, and moving the “putchar” to the end of the each switch case. </text:span><text:span text:style-name="T68">Consider this an exercise.</text:span></text:p>
      <text:p text:style-name="P144">Subroutines</text:p>
      <text:p text:style-name="P100">You can create subroutines which use the stack in sisa16. The stack pointer is 16 bit, so it always points <text:span text:style-name="T119">somewhere </text:span>within the first 64k of memory. <text:span text:style-name="T65">This is why you </text:span><text:span text:style-name="T69">might not </text:span><text:span text:style-name="T65">want to put your code in the zero region. </text:span><text:span text:style-name="T119">There are four main instructions to use when writing subroutines:</text:span></text:p>
      <text:p text:style-name="P100">* <text:span text:style-name="T119">call<text:line-break/>* ret<text:line-break/>* farcall<text:line-break/>* farret</text:span></text:p>
      <text:p text:style-name="P100"/>
      <text:p text:style-name="P102">If your entire program fits inside of a single 64k region, then you should use “call” and “ret”. They are faster and use less memory. Farcall and farret should be used for procedures which may be <text:span text:style-name="T123">invoked from</text:span> outside of the same 64k region they are in. </text:p>
      <text:p text:style-name="P102"/>
      <text:p text:style-name="P104">Here is a simple program which uses 16 bit call and ret to create a simple program which multiplies two decimal digits entered by the keyboard.</text:p>
      <text:p text:style-name="P58">section 0;sc %L_main%; jmp;</text:p>
      <text:p text:style-name="P58">section 1000;</text:p>
      <text:p text:style-name="P58">VAR#proc_printbytehex#sc %1000%;call;</text:p>
      <text:p text:style-name="P58"><text:tab/>//retrieve our argument.</text:p>
      <text:p text:style-name="P58"><text:tab/>astp;lb3;sub;ca;ilda;</text:p>
      <text:p text:style-name="P58"><text:tab/>//push it</text:p>
      <text:p text:style-name="P58"><text:tab/>apush;</text:p>
      <text:p text:style-name="P58"><text:tab/>lb 4;rsh;</text:p>
      <text:p text:style-name="P58"><text:tab/>lb0xf;and;</text:p>
      <text:p text:style-name="P58"><text:tab/>lb 7;mul;</text:p>
      <text:p text:style-name="P58"><text:tab/>llb %printbytehex_jmptable_1%; add;ca;jmp;</text:p>
      <text:p text:style-name="P58"><text:tab/>VAR#printbytehex_jmptable_1#@</text:p>
      <text:p text:style-name="P58"><text:tab/><text:tab/>la0x30;putchar;sc%printbytehex_jmptable_1_end%;jmp</text:p>
      <text:p text:style-name="P58"><text:tab/><text:tab/>la0x31;putchar;sc%printbytehex_jmptable_1_end%;jmp</text:p>
      <text:p text:style-name="P58"><text:tab/><text:tab/>la0x32;putchar;sc%printbytehex_jmptable_1_end%;jmp</text:p>
      <text:p text:style-name="P58"><text:tab/><text:tab/>la0x33;putchar;sc%printbytehex_jmptable_1_end%;jmp</text:p>
      <text:p text:style-name="P58"><text:tab/><text:tab/>la0x34;putchar;sc%printbytehex_jmptable_1_end%;jmp</text:p>
      <text:p text:style-name="P58"><text:tab/><text:tab/>la0x35;putchar;sc%printbytehex_jmptable_1_end%;jmp</text:p>
      <text:p text:style-name="P58"><text:tab/><text:tab/>la0x36;putchar;sc%printbytehex_jmptable_1_end%;jmp</text:p>
      <text:p text:style-name="P58"><text:tab/><text:tab/>la0x37;putchar;sc%printbytehex_jmptable_1_end%;jmp</text:p>
      <text:p text:style-name="P58"><text:tab/><text:tab/>la0x38;putchar;sc%printbytehex_jmptable_1_end%;jmp</text:p>
      <text:p text:style-name="P58"><text:tab/><text:tab/>la0x39;putchar;sc%printbytehex_jmptable_1_end%;jmp</text:p>
      <text:p text:style-name="P58"><text:tab/><text:tab/>la0x41;putchar;sc%printbytehex_jmptable_1_end%;jmp</text:p>
      <text:p text:style-name="P58"><text:tab/><text:tab/>la0x42;putchar;sc%printbytehex_jmptable_1_end%;jmp</text:p>
      <text:p text:style-name="P58"><text:tab/><text:tab/>la0x43;putchar;sc%printbytehex_jmptable_1_end%;jmp</text:p>
      <text:p text:style-name="P58"><text:tab/><text:tab/>la0x44;putchar;sc%printbytehex_jmptable_1_end%;jmp</text:p>
      <text:p text:style-name="P58"><text:tab/><text:tab/>la0x45;putchar;sc%printbytehex_jmptable_1_end%;jmp</text:p>
      <text:p text:style-name="P58"><text:tab/><text:tab/>la0x46;putchar;sc%printbytehex_jmptable_1_end%;jmp</text:p>
      <text:p text:style-name="P58"><text:tab/>VAR#printbytehex_jmptable_1_end#@</text:p>
      <text:p text:style-name="P58"><text:tab/>apop;lb 15;and;lb7;mul;</text:p>
      <text:p text:style-name="P58"><text:tab/>llb%printbytehex_jmptable_2%;add;ca;jmp;</text:p>
      <text:p text:style-name="P58"><text:tab/>VAR#printbytehex_jmptable_2#@</text:p>
      <text:p text:style-name="P58"><text:tab/><text:tab/>la0x30;putchar;sc%printbytehex_jmptable_2_end%;jmp</text:p>
      <text:p text:style-name="P58"><text:tab/><text:tab/>la0x31;putchar;sc%printbytehex_jmptable_2_end%;jmp</text:p>
      <text:p text:style-name="P58"><text:tab/><text:tab/>la0x32;putchar;sc%printbytehex_jmptable_2_end%;jmp</text:p>
      <text:p text:style-name="P58"><text:tab/><text:tab/>la0x33;putchar;sc%printbytehex_jmptable_2_end%;jmp</text:p>
      <text:p text:style-name="P58"><text:tab/><text:tab/>la0x34;putchar;sc%printbytehex_jmptable_2_end%;jmp</text:p>
      <text:p text:style-name="P58"><text:tab/><text:tab/>la0x35;putchar;sc%printbytehex_jmptable_2_end%;jmp</text:p>
      <text:p text:style-name="P58"><text:tab/><text:tab/>la0x36;putchar;sc%printbytehex_jmptable_2_end%;jmp</text:p>
      <text:p text:style-name="P58"><text:tab/><text:tab/>la0x37;putchar;sc%printbytehex_jmptable_2_end%;jmp</text:p>
      <text:p text:style-name="P58"><text:tab/><text:tab/>la0x38;putchar;sc%printbytehex_jmptable_2_end%;jmp</text:p>
      <text:p text:style-name="P58"><text:tab/><text:tab/>la0x39;putchar;sc%printbytehex_jmptable_2_end%;jmp</text:p>
      <text:p text:style-name="P58"><text:tab/><text:tab/>la0x41;putchar;sc%printbytehex_jmptable_2_end%;jmp</text:p>
      <text:p text:style-name="P58"><text:tab/><text:tab/>la0x42;putchar;sc%printbytehex_jmptable_2_end%;jmp</text:p>
      <text:p text:style-name="P58"><text:soft-page-break/><text:tab/><text:tab/>la0x43;putchar;sc%printbytehex_jmptable_2_end%;jmp</text:p>
      <text:p text:style-name="P58"><text:tab/><text:tab/>la0x44;putchar;sc%printbytehex_jmptable_2_end%;jmp</text:p>
      <text:p text:style-name="P58"><text:tab/><text:tab/>la0x45;putchar;sc%printbytehex_jmptable_2_end%;jmp</text:p>
      <text:p text:style-name="P58"><text:tab/><text:tab/>la0x46;putchar;sc%printbytehex_jmptable_2_end%;jmp</text:p>
      <text:p text:style-name="P58"><text:tab/>VAR#printbytehex_jmptable_2_end#@</text:p>
      <text:p text:style-name="P58"><text:tab/>ret;</text:p>
      <text:p text:style-name="P58">section 500;</text:p>
      <text:p text:style-name="P58"><text:tab/>VAR#L_main#@</text:p>
      <text:p text:style-name="P58"><text:tab/><text:tab/>getchar;putchar;</text:p>
      <text:p text:style-name="P58"><text:tab/><text:tab/>lb 0x30;sub;</text:p>
      <text:p text:style-name="P58"><text:tab/><text:tab/>apush;</text:p>
      <text:p text:style-name="P58"><text:tab/><text:tab/>la 0xa; putchar; la 0xd; putchar;</text:p>
      <text:p text:style-name="P58"><text:tab/><text:tab/>getchar;putchar;</text:p>
      <text:p text:style-name="P58"><text:tab/><text:tab/>lb 0x30;sub;</text:p>
      <text:p text:style-name="P58"><text:tab/><text:tab/>bpop;</text:p>
      <text:p text:style-name="P58"><text:tab/><text:tab/>mul;</text:p>
      <text:p text:style-name="P58"><text:tab/><text:tab/>apush;</text:p>
      <text:p text:style-name="P58"><text:tab/><text:tab/>la 0xa; putchar; la 0xd; putchar;</text:p>
      <text:p text:style-name="P58"><text:tab/><text:tab/>proc_printbytehex;</text:p>
      <text:p text:style-name="P58"><text:tab/><text:tab/>la 0xa; putchar; la 0xd; putchar;</text:p>
      <text:p text:style-name="P102"><text:span text:style-name="T96"><text:tab/>halt;</text:span><text:line-break/><text:line-break/><text:span text:style-name="T122">This program receives two decimal digits as input and multiplies them to create a result, which is printed in hex. Entering other characters has erroneous effects, but displays a result. </text:span></text:p>
      <text:h text:style-name="P149" text:outline-level="1"><text:bookmark-start text:name="__RefHeading___Toc2053_3134269758"/>Math<text:bookmark-end text:name="__RefHeading___Toc2053_3134269758"/></text:h>
      <text:p text:style-name="P126"><text:span text:style-name="T10">There are </text:span><text:span text:style-name="T40">eight </text:span><text:span text:style-name="T10">classes of arithmetic instruction in Sisa16.</text:span></text:p>
      <text:p text:style-name="P103">* 16 bit arithmetic. Div and Mod are unsigned.</text:p>
      <text:p text:style-name="P103">* 16 bit fixed point multiplies. Works regardless of sign. Available for every possible location of the “binimal” point.</text:p>
      <text:p text:style-name="P103">* 32 bit arithmetic. Div and Mod are unsigned, except for…</text:p>
      <text:p text:style-name="P103">* 32 bit signed division instructions, rxidiv and rximod.</text:p>
      <text:p text:style-name="P103">* 32 bit floating-point arithmetic.</text:p>
      <text:p text:style-name="P126"><text:span text:style-name="T10">* Comparison instructions. Available for 16 bit unsigned, 32 bit unsigned, </text:span><text:span text:style-name="T38">32 bit signed,</text:span><text:span text:style-name="T10"> and floating point.</text:span></text:p>
      <text:p text:style-name="P126"><text:span text:style-name="T10">* </text:span><text:span text:style-name="T37">Floating-point and Integer conversion ops. The instructions are rxitof and rxftoi, which convert a </text:span><text:span text:style-name="T39">signed</text:span><text:span text:style-name="T37"> integer to float and float to </text:span><text:span text:style-name="T39">signed </text:span><text:span text:style-name="T37">integer, respectively.</text:span></text:p>
      <text:p text:style-name="P126"><text:span text:style-name="T40">* Integer increment/decrement instruction</text:span><text:span text:style-name="T41">s</text:span><text:span text:style-name="T40">.</text:span></text:p>
      <text:p text:style-name="P103"/>
      <text:p text:style-name="P103"><text:span text:style-name="T65">Note to Implementers: </text:span>This is a serious avenue for expansion. Vectorized instructions are all the rage now. I considered adding vectorized ops and fused multiply-adds but ultimately decided against it. “<text:span text:style-name="T124">Too CISCy”. </text:span></text:p>
      <text:p text:style-name="P103"/>
      <text:p text:style-name="P105">All of them operate in fundamentally the same way: previously in the program, operands will have been loaded into registers. The operation is performed, and the result is stored into the “primary” of those two registers. 32 bit arithmetic operations always store in RX0. 16 bit arithmetic operations and all comparisons store the result in register A. All 16 bit arithmetic operations <text:span text:style-name="T126">use </text:span>registers A and B.<text:line-break/>All 32 bit <text:span text:style-name="T125">arithmetic operations occur between RX0 and RX1.</text:span></text:p>
      <text:h text:style-name="P149" text:outline-level="1"><text:bookmark-start text:name="__RefHeading___Toc2055_3134269758"/>Challenges<text:bookmark-end text:name="__RefHeading___Toc2055_3134269758"/></text:h>
      <text:p text:style-name="P129"><text:span text:style-name="T46">I’ve taught you enough about </text:span><text:span text:style-name="T47">sisa16 </text:span><text:span text:style-name="T46">assembly language to do almost everything in it that you would do in C.</text:span><text:span text:style-name="T10"><text:line-break/><text:line-break/>If you feel comfortable enough with the language, I would recommend trying some of these challenges:</text:span></text:p>
      <text:p text:style-name="P106"/>
      <text:p text:style-name="P108">Very Easy:<text:line-break/>* Write translations of C control flow structures into Sisa16. For loops, while loops, If/else/elseif, switch-case, etcetera.</text:p>
      <text:p text:style-name="P129"><text:span text:style-name="T54">* </text:span><text:span text:style-name="T62">Implement a simple clock that counts hours and seconds.</text:span><text:span text:style-name="T54"><text:line-break/>* Print the first 10 Fibonacci numbers given two starting numbers. </text:span><text:span text:style-name="T56">You can use the Hexidecimal printing routine from this </text:span><text:span text:style-name="T57">manual</text:span><text:span text:style-name="T56">.</text:span><text:span text:style-name="T10"><text:line-break/><text:line-break/>Easy:<text:line-break/>* Write a program that takes in hex numbers entered via the keyboard and prints them in binary. Halt the program if a non hex digit is entered.</text:span></text:p>
      <text:p text:style-name="P127"><text:span text:style-name="T10">* Allow the user to type in a string on standard input, </text:span><text:span text:style-name="T55">handle</text:span><text:span text:style-name="T10"> a sentinel character such as newline (0x</text:span><text:span text:style-name="T45">A</text:span><text:span text:style-name="T10"> ascii) and spit it back out to them. Also try providing the length of the string, strlen.<text:line-break/>* Write a calculator program that takes in multi-digit integer numbers in a base of your choice and prints the result of various math operations on them (add, subtract, multiply, divide, modulo). </text:span><text:span text:style-name="T49">A four-function calculator.</text:span></text:p>
      <text:p text:style-name="P109"/>
      <text:p text:style-name="P107"/>
      <text:p text:style-name="P110">Medium:</text:p>
      <text:p text:style-name="P110">* Create a bootloader program that can take in a sisa16 ROM image from standard input, and then begin executing it. <text:span text:style-name="T149">For full compatibility, M</text:span>ake sure that when the bootloaded program begins executing, all registers are set to zero. Bonus points if you can utilize the entire address space. The program should be able to boot itself. <text:span text:style-name="T135">TIP: remember that when the program counter reaches the end of a 64k region of memory, it loops back around to the beginning.</text:span></text:p>
      <text:p text:style-name="P128"><text:span text:style-name="T10">* </text:span><text:span text:style-name="T44">Write a routine that can display floating point numbers </text:span><text:span text:style-name="T62">in decimal.</text:span></text:p>
      <text:p text:style-name="P110"/>
      <text:p text:style-name="P110">Hard:</text:p>
      <text:p text:style-name="P110">* Create a brainf*ck interpreter which has at least 64k 8bit cells and 64k of program space. Bonus points if you can make it work with more.</text:p>
      <text:p text:style-name="P130"><text:span text:style-name="T10">* Write an assembler for Sisa16. It need not be compatible with the existing syntax- </text:span><text:span text:style-name="T48">in fact there may be some merit to inventing your own. </text:span><text:span text:style-name="T49">You can receive source code on standard in, or read from a file. </text:span><text:span text:style-name="T50">Implement some way which allows people to create forward ju</text:span><text:span text:style-name="T51">mps and labels. </text:span><text:span text:style-name="T58">Bonus points if it’s actually written </text:span><text:span text:style-name="T136">in</text:span><text:span text:style-name="T58"> sisa16 assembler.</text:span></text:p>
      <text:p text:style-name="P111">* Interpret arithmetic with order of operations. 5 * 3 + 2 * 7 should correctly parse as 15 * 14 which is 210.</text:p>
      <text:p text:style-name="P130"><text:soft-page-break/><text:span text:style-name="T48">* </text:span><text:span text:style-name="T49">Write an emulator for a simpler CPU. It could be a real one, or it could be one you make up. If you’re looking for real ones to emulate, the 6502 is an obvious choice. Provide some means of interacting with it, whether that’s memory mapped I/O or a </text:span><text:span text:style-name="T53">couple</text:span><text:span text:style-name="T49"> added instruction</text:span><text:span text:style-name="T53">s</text:span><text:span text:style-name="T49">.</text:span></text:p>
      <text:p text:style-name="P130"><text:span text:style-name="T49"><text:line-break/></text:span><text:span text:style-name="T52">Very Hard:<text:line-break/>* create an interpreter for an oldschool language like Basic.<text:line-break/>* Compile a high level language like C to sisa16. You could make your own. </text:span><text:span text:style-name="T54">Advanced users might want to investigate writing an LLVM backend.</text:span><text:span text:style-name="T52"><text:line-break/>* Write an emulator for sisa16… in sisa16! Make sure to allow stepping through instructions. It should be able to execute itself. </text:span><text:span text:style-name="T53">TIP: Use the Segmen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DejaVu Sans" fo:font-family="'DejaVu Sans'" style:font-style-name="Bold" style:font-family-generic="swiss" style:font-pitch="variable" fo:font-size="16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DejaVu Serif" fo:font-family="'DejaVu Serif'" style:font-style-name="Bold" style:font-family-generic="roman" style:font-pitch="variable" fo:font-size="155%" fo:font-weight="bold" style:font-size-asian="130%" style:font-weight-asian="bold" style:font-size-complex="130%" style:font-weight-complex="60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0a297"/>
    </style:style>
    <style:style style:name="M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MT1" style:family="text">
      <style:text-properties officeooo:rsid="0020a297"/>
    </style:style>
    <style:style style:name="MT2" style:family="text">
      <style:text-properties fo:background-color="transparent" loext:char-shading-value="0"/>
    </style:style>
    <style:style style:name="MT3" style:family="text">
      <style:text-properties officeooo:rsid="001e6a6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9</text:page-number><text:tab/><text:span text:style-name="MT1">SISA16 Manual</text:span></text:p>
      </style:header>
      <style:header-left>
        <text:p text:style-name="Header_20_left"><text:span text:style-name="MT2"><text:page-number text:select-page="current">8</text:page-number></text:span><text:tab/><text:span text:style-name="MT3">SISA16 Manual</text:span></text:p>
      </style:header-left>
      <style:header-first>
        <text:p text:style-name="Header_20_left"/>
      </style:header-first>
      <style:footer>
        <text:p text:style-name="MP2"/>
      </style:footer>
      <style:footer-left>
        <text:p text:style-name="Footer"/>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4T23:19:22.324553094</meta:creation-date>
    <dc:date>2021-07-23T01:38:53.363310820</dc:date>
    <meta:editing-duration>PT12H28M20S</meta:editing-duration>
    <meta:editing-cycles>165</meta:editing-cycles>
    <meta:generator>LibreOffice/7.0.4.2$Linux_X86_64 LibreOffice_project/00$Build-2</meta:generator>
    <meta:document-statistic meta:table-count="0" meta:image-count="1" meta:object-count="0" meta:page-count="27" meta:paragraph-count="452" meta:word-count="6269" meta:character-count="41316" meta:non-whitespace-character-count="35172"/>
  </office:meta>
</office:document-meta>
</file>